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25000000173B382644F420D40E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mily-generic="swiss" style:font-pitch="variable"/>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pitch="variable" style:font-charset="x-symbol"/>
    <style:font-face style:name="FreeSans2" svg:font-family="FreeSans" style:font-family-generic="roman" style:font-pitch="variable" style:font-charset="x-symbol"/>
    <style:font-face style:name="FreeSans3"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adornments="Regular" style:font-family-generic="swiss"/>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JP" svg:font-family="'Noto Sans Mono CJK JP'" style:font-family-generic="system" style:font-pitch="variable"/>
    <style:font-face style:name="Noto Sans1" svg:font-family="'Noto Sans'"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23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798cm"/>
      <style:paragraph-properties style:writing-mode="lr-tb"/>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aragraph-properties style:writing-mode="lr-tb"/>
    </style:style>
    <style:style style:name="gr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 style:family="graphic" style:parent-style-name="standard" style:list-style-name="L3">
      <style:graphic-properties draw:stroke="solid" draw:fill="none" draw:fill-color="#ffffff" draw:textarea-horizontal-align="justify" draw:textarea-vertical-align="top" draw:auto-grow-height="true" fo:min-height="0cm" fo:min-width="0cm" fo:padding-top="0.13cm" fo:padding-bottom="0.13cm" fo:padding-left="0.25cm" fo:padding-right="0.25cm" fo:wrap-option="wrap" draw:shadow="hidden"/>
      <style:paragraph-properties style:writing-mode="lr-tb"/>
    </style:style>
    <style:style style:name="gr1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aragraph-properties style:writing-mode="lr-tb"/>
    </style:style>
    <style:style style:name="gr11" style:family="graphic" style:parent-style-name="standard">
      <style:graphic-properties draw:stroke="solid" svg:stroke-color="#000000" draw:fill="none" draw:fill-color="#ffffff" draw:auto-grow-height="true" draw:auto-grow-width="false" fo:max-height="0cm" fo:min-height="2.29cm"/>
      <style:paragraph-properties style:writing-mode="lr-tb"/>
    </style:style>
    <style:style style:name="gr12" style:family="graphic" style:parent-style-name="standard">
      <style:graphic-properties draw:stroke="solid" svg:stroke-color="#000000" draw:fill="none" draw:fill-color="#ffffff" draw:auto-grow-height="true" draw:auto-grow-width="false" fo:max-height="0cm" fo:min-height="4.621cm"/>
      <style:paragraph-properties style:writing-mode="lr-tb"/>
    </style:style>
    <style:style style:name="gr13" style:family="graphic" style:parent-style-name="standard">
      <style:graphic-properties draw:stroke="solid" svg:stroke-color="#000000" draw:fill="none" draw:fill-color="#ffffff" draw:textarea-horizontal-align="left" draw:auto-grow-height="true" draw:auto-grow-width="true" fo:min-height="1.849cm" fo:min-width="11.974cm"/>
      <style:paragraph-properties style:writing-mode="lr-tb"/>
    </style:style>
    <style:style style:name="gr14"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3.112cm" fo:min-width="0cm" fo:padding-top="0.127cm" fo:padding-bottom="0.127cm" fo:padding-left="0.254cm" fo:padding-right="0.254cm" fo:wrap-option="wrap" draw:shadow="hidden" draw:shadow-color="#808080"/>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3.772cm" fo:min-width="0cm" fo:padding-top="0.127cm" fo:padding-bottom="0.127cm" fo:padding-left="0.254cm" fo:padding-right="0.254cm" fo:wrap-option="wrap" draw:shadow="hidden" draw:shadow-color="#808080"/>
      <style:paragraph-properties style:writing-mode="lr-tb"/>
    </style:style>
    <style:style style:name="pr3" style:family="presentation" style:parent-style-name="Title1-notes">
      <style:graphic-properties draw:stroke="none" draw:fill="none" draw:fill-color="#ffffff" draw:auto-grow-height="true" fo:min-height="11.978cm" draw:shadow="hidden"/>
      <style:paragraph-properties style:writing-mode="lr-tb"/>
    </style:style>
    <style:style style:name="pr4" style:family="presentation" style:parent-style-name="Default-title" style:list-style-name="L1">
      <style:graphic-properties draw:stroke="none" draw:fill="none" draw:fill-color="#ffffff" draw:textarea-horizontal-align="justify" draw:textarea-vertical-align="bottom" draw:auto-grow-height="true" draw:auto-grow-width="false" fo:min-height="2.015cm" fo:min-width="0cm" fo:padding-top="0.127cm" fo:padding-bottom="0.127cm" fo:padding-left="0.254cm" fo:padding-right="0.254cm" fo:wrap-option="wrap" draw:shadow="hidden" draw:shadow-color="#808080"/>
      <style:paragraph-properties style:writing-mode="lr-tb"/>
    </style:style>
    <style:style style:name="pr5" style:family="presentation" style:parent-style-name="Default-outline1">
      <style:graphic-properties draw:auto-grow-height="false" draw:fit-to-size="false" style:shrink-to-fit="true" fo:min-height="12.997cm"/>
      <style:paragraph-properties style:writing-mode="lr-tb"/>
    </style:style>
    <style:style style:name="pr6" style:family="presentation" style:parent-style-name="Default-notes">
      <style:graphic-properties draw:stroke="none" draw:fill="none" draw:fill-color="#ffffff" draw:auto-grow-height="true" fo:min-height="11.978cm" draw:shadow="hidden"/>
      <style:paragraph-properties style:writing-mode="lr-tb"/>
    </style:style>
    <style:style style:name="pr7" style:family="presentation" style:parent-style-name="Default-title">
      <style:graphic-properties draw:auto-grow-height="true" fo:min-height="2.269cm"/>
      <style:paragraph-properties style:writing-mode="lr-tb"/>
    </style:style>
    <style:style style:name="pr8" style:family="presentation" style:parent-style-name="Default-outline1">
      <style:graphic-properties fo:min-height="12.421cm"/>
      <style:paragraph-properties style:writing-mode="lr-tb"/>
    </style:style>
    <style:style style:name="pr9" style:family="presentation" style:parent-style-name="Default-notes">
      <style:graphic-properties draw:fill-color="#ffffff" fo:min-height="11.978cm"/>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2.269cm" fo:min-width="0cm" fo:padding-top="0cm" fo:padding-bottom="0cm" fo:padding-left="0cm" fo:padding-right="0cm" fo:wrap-option="wrap" draw:shadow="hidden" draw:shadow-color="#808080"/>
      <style:paragraph-properties style:writing-mode="lr-tb"/>
    </style:style>
    <style:style style:name="pr11" style:family="presentation" style:parent-style-name="Default-outline1">
      <style:graphic-properties draw:auto-grow-height="false" fo:min-height="12.997cm"/>
      <style:paragraph-properties style:writing-mode="lr-tb"/>
    </style:style>
    <style:style style:name="pr12" style:family="presentation" style:parent-style-name="Default-outline1">
      <style:graphic-properties draw:stroke="solid" svg:stroke-color="#008000" draw:auto-grow-height="false" draw:fit-to-size="false" style:shrink-to-fit="true" fo:min-height="12.997cm"/>
      <style:paragraph-properties style:writing-mode="lr-tb"/>
    </style:style>
    <style:style style:name="pr13" style:family="presentation" style:parent-style-name="Default-outline1">
      <style:graphic-properties draw:stroke="solid" svg:stroke-color="#000080" draw:auto-grow-height="false" draw:fit-to-size="false" style:shrink-to-fit="true" fo:min-height="12.997cm"/>
      <style:paragraph-properties style:writing-mode="lr-tb"/>
    </style:style>
    <style:style style:name="pr14" style:family="presentation" style:parent-style-name="Default-notes">
      <style:graphic-properties draw:fill-color="#ffffff" draw:auto-grow-height="true" fo:min-height="11.978cm"/>
      <style:paragraph-properties style:writing-mode="lr-tb"/>
    </style:style>
    <style:style style:name="pr15" style:family="presentation" style:parent-style-name="Default-title">
      <style:graphic-properties draw:stroke="none" draw:fill="none" draw:fill-color="#ffffff" draw:textarea-horizontal-align="justify" draw:textarea-vertical-align="bottom" draw:auto-grow-height="true" draw:auto-grow-width="false" fo:min-height="1.529cm" fo:min-width="0cm" fo:padding-top="0.127cm" fo:padding-bottom="0.127cm" fo:padding-left="0.254cm" fo:padding-right="0.254cm" fo:wrap-option="wrap" draw:shadow="hidden"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1.091cm" fo:min-width="0cm" fo:padding-top="0.127cm" fo:padding-bottom="0.127cm" fo:padding-left="0.254cm" fo:padding-right="0.254cm" fo:wrap-option="wrap" draw:shadow="hidden" draw:shadow-color="#808080"/>
      <style:paragraph-properties style:writing-mode="lr-tb"/>
    </style:style>
    <style:style style:name="pr17" style:family="presentation" style:parent-style-name="Default-title">
      <style:graphic-properties draw:stroke="none" draw:fill="none" draw:fill-color="#ffffff" draw:textarea-horizontal-align="justify" draw:textarea-vertical-align="bottom" draw:auto-grow-height="true" draw:auto-grow-width="false" fo:min-height="2.015cm" fo:min-width="0cm" fo:padding-top="0.127cm" fo:padding-bottom="0.127cm" fo:padding-left="0.254cm" fo:padding-right="0.254cm" fo:wrap-option="wrap" draw:shadow="hidden" draw:shadow-color="#808080"/>
      <style:paragraph-properties style:writing-mode="lr-tb"/>
    </style:style>
    <style:style style:name="pr18" style:family="presentation" style:parent-style-name="Default-outline1">
      <style:graphic-properties draw:auto-grow-height="true" fo:min-height="10.795cm"/>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2.446cm" fo:min-width="0cm" fo:padding-top="0.127cm" fo:padding-bottom="0.127cm" fo:padding-left="0.254cm" fo:padding-right="0.254cm" fo:wrap-option="wrap" draw:shadow="hidden" draw:shadow-color="#808080"/>
      <style:paragraph-properties style:writing-mode="lr-tb"/>
    </style:style>
    <style:style style:name="pr20" style:family="presentation" style:parent-style-name="Default-title">
      <style:graphic-properties draw:stroke="none" draw:fill="none" draw:fill-color="#ffffff" draw:textarea-horizontal-align="justify" draw:textarea-vertical-align="bottom" draw:auto-grow-height="true" draw:auto-grow-width="false" fo:min-height="2.278cm" fo:min-width="0cm" fo:padding-top="0.127cm" fo:padding-bottom="0.127cm" fo:padding-left="0.254cm" fo:padding-right="0.254cm" fo:wrap-option="wrap" draw:shadow="hidden" draw:shadow-color="#808080"/>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1.227cm" fo:min-width="0cm" fo:padding-top="0.127cm" fo:padding-bottom="0.127cm" fo:padding-left="0.254cm" fo:padding-right="0.254cm" fo:wrap-option="wrap" draw:shadow="hidden" draw:shadow-color="#808080"/>
      <style:paragraph-properties style:writing-mode="lr-tb"/>
    </style:style>
    <style:style style:name="pr22" style:family="presentation" style:parent-style-name="Default-outline1" style:list-style-name="L4">
      <style:graphic-properties draw:stroke="none" draw:fill="none" draw:fill-color="#ffffff" draw:textarea-horizontal-align="justify" draw:textarea-vertical-align="top" draw:auto-grow-height="true" draw:auto-grow-width="false" fo:min-height="12.627cm" fo:min-width="0cm" fo:padding-top="0.127cm" fo:padding-bottom="0.127cm" fo:padding-left="0.254cm" fo:padding-right="0.254cm" fo:wrap-option="wrap" draw:shadow="hidden" draw:shadow-color="#808080"/>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11.67cm" fo:min-width="0cm" fo:padding-top="0.127cm" fo:padding-bottom="0.127cm" fo:padding-left="0.254cm" fo:padding-right="0.254cm" fo:wrap-option="wrap" draw:shadow="hidden" draw:shadow-color="#808080"/>
      <style:paragraph-properties style:writing-mode="lr-tb"/>
    </style:style>
    <style:style style:name="pr24" style:family="presentation" style:parent-style-name="Default-outline1">
      <style:graphic-properties fo:min-height="11.345cm"/>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true" draw:auto-grow-width="false" fo:min-height="11.77cm" fo:min-width="0cm" fo:padding-top="0.127cm" fo:padding-bottom="0.127cm" fo:padding-left="0.254cm" fo:padding-right="0.254cm" fo:wrap-option="wrap" draw:shadow="hidden" draw:shadow-color="#808080"/>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2cm" fo:min-width="0cm" fo:padding-top="0.127cm" fo:padding-bottom="0.127cm" fo:padding-left="0.254cm" fo:padding-right="0.254cm" fo:wrap-option="wrap" draw:shadow="hidden" draw:shadow-color="#808080"/>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13.167cm" fo:min-width="0cm" fo:padding-top="0.127cm" fo:padding-bottom="0.127cm" fo:padding-left="0.254cm" fo:padding-right="0.254cm" fo:wrap-option="wrap" draw:shadow="hidden" draw:shadow-color="#808080"/>
      <style:paragraph-properties style:writing-mode="lr-tb"/>
    </style:style>
    <style:style style:name="pr28" style:family="presentation" style:parent-style-name="Default-outline1" style:list-style-name="L4">
      <style:graphic-properties draw:stroke="none" draw:fill="none" draw:fill-color="#ffffff" draw:textarea-horizontal-align="justify" draw:textarea-vertical-align="top" draw:auto-grow-height="true" draw:auto-grow-width="false" fo:min-height="11.091cm" fo:min-width="0cm" fo:padding-top="0.127cm" fo:padding-bottom="0.127cm" fo:padding-left="0.254cm" fo:padding-right="0.254cm" fo:wrap-option="wrap" draw:shadow="hidden" draw:shadow-color="#808080"/>
      <style:paragraph-properties style:writing-mode="lr-tb"/>
    </style:style>
    <style:style style:name="pr29" style:family="presentation" style:parent-style-name="Default-title">
      <style:graphic-properties draw:stroke="none" draw:fill="none" draw:fill-color="#ffffff" draw:textarea-horizontal-align="justify" draw:textarea-vertical-align="bottom" draw:auto-grow-height="true" draw:auto-grow-width="false" fo:min-height="2.225cm" fo:min-width="0cm" fo:padding-top="0.127cm" fo:padding-bottom="0.127cm" fo:padding-left="0.254cm" fo:padding-right="0.254cm" fo:wrap-option="wrap" draw:shadow="hidden" draw:shadow-color="#808080"/>
      <style:paragraph-properties style:writing-mode="lr-tb"/>
    </style:style>
    <style:style style:name="pr30" style:family="presentation" style:parent-style-name="Default-outline1">
      <style:graphic-properties draw:stroke="none" draw:fill="none" draw:fill-color="#ffffff" draw:textarea-horizontal-align="justify" draw:textarea-vertical-align="top" draw:auto-grow-height="true" draw:auto-grow-width="false" fo:min-height="11.531cm" fo:min-width="0cm" fo:padding-top="0.127cm" fo:padding-bottom="0.127cm" fo:padding-left="0.254cm" fo:padding-right="0.254cm" fo:wrap-option="wrap" draw:shadow="hidden" draw:shadow-color="#808080"/>
      <style:paragraph-properties style:writing-mode="lr-tb"/>
    </style:style>
    <style:style style:name="pr31" style:family="presentation" style:parent-style-name="Default-title" style:list-style-name="L1">
      <style:graphic-properties draw:stroke="none" draw:fill="none" draw:fill-color="#ffffff" draw:textarea-horizontal-align="justify" draw:textarea-vertical-align="bottom" draw:auto-grow-height="true" draw:auto-grow-width="false" fo:min-height="2.015cm" fo:min-width="0cm" fo:padding-top="0.127cm" fo:padding-bottom="0.127cm" fo:padding-left="0.254cm" fo:padding-right="0.254cm" fo:wrap-option="wrap" draw:shadow="hidden" draw:shadow-color="#808080"/>
      <style:paragraph-properties style:writing-mode="lr-tb"/>
    </style:style>
    <style:style style:name="pr32" style:family="presentation" style:parent-style-name="Default-outline1" style:list-style-name="L4">
      <style:graphic-properties draw:stroke="none" draw:fill="none" draw:fill-color="#ffffff" draw:textarea-horizontal-align="justify" draw:textarea-vertical-align="top" draw:auto-grow-height="true" draw:auto-grow-width="false" fo:min-height="11.091cm" fo:min-width="0cm" fo:padding-top="0.127cm" fo:padding-bottom="0.127cm" fo:padding-left="0.254cm" fo:padding-right="0.254cm" fo:wrap-option="wrap" draw:shadow="hidden" draw:shadow-color="#808080"/>
      <style:paragraph-properties style:writing-mode="lr-tb"/>
    </style:style>
    <style:style style:name="pr33" style:family="presentation" style:parent-style-name="Default-title">
      <style:graphic-properties draw:stroke="none" draw:fill="none" draw:fill-color="#ffffff" draw:textarea-horizontal-align="justify" draw:textarea-vertical-align="bottom" draw:auto-grow-height="true" draw:auto-grow-width="false" fo:min-height="2.077cm" fo:min-width="0cm" fo:padding-top="0.127cm" fo:padding-bottom="0.127cm" fo:padding-left="0.254cm" fo:padding-right="0.254cm" fo:wrap-option="wrap" draw:shadow="hidden" draw:shadow-color="#808080"/>
      <style:paragraph-properties style:writing-mode="lr-tb"/>
    </style:style>
    <style:style style:name="pr34" style:family="presentation" style:parent-style-name="Default-outline1">
      <style:graphic-properties draw:auto-grow-height="false" fo:min-height="12.663cm"/>
      <style:paragraph-properties style:writing-mode="lr-tb"/>
    </style:style>
    <style:style style:name="pr35" style:family="presentation" style:parent-style-name="Default-outline1">
      <style:graphic-properties draw:auto-grow-height="false" draw:fit-to-size="false" style:shrink-to-fit="true" fo:min-height="13.632cm"/>
      <style:paragraph-properties style:writing-mode="lr-tb"/>
    </style:style>
    <style:style style:name="pr36" style:family="presentation" style:parent-style-name="Default-outline1">
      <style:graphic-properties draw:auto-grow-height="true" fo:min-height="11.345cm"/>
      <style:paragraph-properties style:writing-mode="lr-tb"/>
    </style:style>
    <style:style style:name="co1" style:family="table-column">
      <style:table-column-properties style:column-width="6.277cm" style:use-optimal-column-width="false"/>
    </style:style>
    <style:style style:name="co2" style:family="table-column">
      <style:table-column-properties style:column-width="7.104cm" style:use-optimal-column-width="false"/>
    </style:style>
    <style:style style:name="co3" style:family="table-column">
      <style:table-column-properties style:column-width="2.618cm" style:use-optimal-column-width="false"/>
    </style:style>
    <style:style style:name="co4" style:family="table-column">
      <style:table-column-properties style:column-width="5.932cm" style:use-optimal-column-width="false"/>
    </style:style>
    <style:style style:name="co5" style:family="table-column">
      <style:table-column-properties style:column-width="3.268cm" style:use-optimal-column-width="false"/>
    </style:style>
    <style:style style:name="ro1" style:family="table-row">
      <style:table-row-properties style:row-height="0.899cm" style:use-optimal-row-height="false"/>
    </style:style>
    <style:style style:name="ro2" style:family="table-row">
      <style:table-row-properties style:row-height="1.058cm" style:use-optimal-row-height="false"/>
    </style:style>
    <style:style style:name="ro3" style:family="table-row">
      <style:table-row-properties style:row-height="0.901cm" style:use-optimal-row-height="false"/>
    </style:style>
    <style:style style:name="ce1" style:family="table-cell">
      <loext:graphic-properties style:repeat="repeat"/>
      <style:text-properties fo:font-size="16pt" fo:font-weight="bold" style:font-size-asian="16pt" style:font-weight-asian="bold" style:font-size-complex="16pt" style:font-weight-complex="bold"/>
    </style:style>
    <style:style style:name="ce2" style:family="table-cell">
      <loext:graphic-properties style:repeat="repeat"/>
      <style:paragraph-properties fo:text-align="center"/>
      <style:text-properties fo:font-size="16pt" fo:font-weight="bold" style:font-size-asian="16pt" style:font-weight-asian="bold" style:font-size-complex="16pt" style:font-weight-complex="bold"/>
    </style:style>
    <style:style style:name="ce3" style:family="table-cell">
      <loext:graphic-properties style:repeat="repeat"/>
      <style:paragraph-properties fo:text-align="center"/>
      <style:text-properties fo:font-size="19.8999996185303pt" fo:font-weight="normal" style:font-size-asian="16pt" style:font-weight-asian="normal" style:font-size-complex="16pt" style:font-weight-complex="normal"/>
    </style:style>
    <style:style style:name="ce4" style:family="table-cell">
      <loext:graphic-properties style:repeat="repeat"/>
      <style:paragraph-properties fo:text-align="center"/>
      <style:text-properties fo:font-size="16pt" fo:font-weight="normal" style:font-size-asian="16pt" style:font-weight-asian="normal" style:font-size-complex="16pt" style:font-weight-complex="normal"/>
    </style:style>
    <style:style style:name="P1" style:family="paragraph">
      <style:paragraph-properties fo:margin-left="0cm" fo:margin-right="0cm" fo:line-height="101%" fo:text-indent="0cm" style:punctuation-wrap="hanging" style:line-break="strict"/>
    </style:style>
    <style:style style:name="P2" style:family="paragraph">
      <loext:graphic-properties draw:fill="none" draw:fill-color="#ffffff"/>
      <style:paragraph-properties fo:margin-left="0cm" fo:margin-right="0cm" fo:line-height="101%" fo:text-indent="0cm" style:punctuation-wrap="hanging" style:line-break="strict" style:writing-mode="lr-tb"/>
    </style:style>
    <style:style style:name="P3" style:family="paragraph">
      <style:paragraph-properties fo:margin-left="1.27cm" fo:margin-right="0cm" fo:margin-top="0.176cm" fo:margin-bottom="0cm" fo:line-height="101%" fo:text-align="center" fo:text-indent="0cm" style:punctuation-wrap="hanging" style:line-break="strict" style:writing-mode="lr-tb"/>
    </style:style>
    <style:style style:name="P4" style:family="paragraph">
      <loext:graphic-properties draw:fill="none" draw:fill-color="#ffffff"/>
      <style:paragraph-properties fo:margin-left="1.27cm" fo:margin-right="0cm" fo:margin-top="0.176cm" fo:margin-bottom="0cm" fo:line-height="101%" fo:text-align="center" fo:text-indent="0cm" style:punctuation-wrap="hanging" style:line-break="strict" style:writing-mode="lr-tb"/>
      <style:text-properties fo:font-size="16.6000003814697pt"/>
    </style:style>
    <style:style style:name="P5" style:family="paragraph">
      <loext:graphic-properties draw:fill="solid" draw:fill-color="#ffffff"/>
      <style:paragraph-properties style:writing-mode="lr-tb"/>
    </style:style>
    <style:style style:name="P6" style:family="paragraph">
      <loext:graphic-properties draw:fill="none" draw:fill-color="#ffffff"/>
      <style:paragraph-properties fo:margin-left="0cm" fo:margin-right="0cm" fo:text-indent="0cm"/>
    </style:style>
    <style:style style:name="P7" style:family="paragraph">
      <loext:graphic-properties draw:fill-color="#ffffff"/>
    </style:style>
    <style:style style:name="P8" style:family="paragraph">
      <loext:graphic-properties draw:fill="none" draw:fill-color="#ffffff"/>
      <style:text-properties style:font-name="FreeSans" fo:font-size="13.1999998092651pt" fo:font-weight="bold" style:font-size-asian="16pt" style:font-weight-asian="bold" style:font-size-complex="16pt" style:font-weight-complex="bold"/>
    </style:style>
    <style:style style:name="P9" style:family="paragraph">
      <loext:graphic-properties draw:fill="none" draw:fill-color="#ffffff"/>
      <style:text-properties style:font-name="FreeSans" fo:font-size="19.8999996185303pt"/>
    </style:style>
    <style:style style:name="P10" style:family="paragraph">
      <loext:graphic-properties draw:fill="none" draw:fill-color="#ffffff"/>
      <style:paragraph-properties fo:text-align="center" style:writing-mode="lr-tb"/>
      <style:text-properties fo:font-size="24pt"/>
    </style:style>
    <style:style style:name="P11" style:family="paragraph">
      <style:paragraph-properties fo:margin-left="0cm" fo:margin-right="0cm" fo:margin-top="0.44cm" fo:margin-bottom="0cm" fo:line-height="100%" fo:text-indent="0cm" style:punctuation-wrap="hanging" style:line-break="strict"/>
    </style:style>
    <style:style style:name="P12" style:family="paragraph">
      <loext:graphic-properties draw:fill="none" draw:fill-color="#ffffff"/>
      <style:paragraph-properties fo:margin-left="0cm" fo:margin-right="0cm" fo:margin-top="0.44cm" fo:margin-bottom="0cm" fo:line-height="100%" fo:text-indent="0cm" style:punctuation-wrap="hanging" style:line-break="strict" style:writing-mode="lr-tb"/>
      <style:text-properties fo:font-size="20pt"/>
    </style:style>
    <style:style style:name="P13" style:family="paragraph">
      <style:paragraph-properties fo:margin-left="0cm" fo:margin-right="0cm" fo:margin-top="0.176cm" fo:margin-bottom="0cm" fo:line-height="101%" fo:text-indent="0cm" style:punctuation-wrap="hanging" style:line-break="strict"/>
    </style:style>
    <style:style style:name="P14" style:family="paragraph">
      <style:paragraph-properties fo:margin-left="2.046cm" fo:margin-right="0cm" fo:margin-top="0.176cm" fo:margin-bottom="0cm" fo:line-height="101%" fo:text-align="start" fo:text-indent="-0.776cm" style:text-autospace="ideograph-alpha" style:punctuation-wrap="hanging" style:line-break="strict" style:writing-mode="lr-tb">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hyphenate="false"/>
    </style:style>
    <style:style style:name="P15" style:family="paragraph">
      <loext:graphic-properties draw:fill="none" draw:fill-color="#ffffff"/>
      <style:paragraph-properties fo:margin-left="0cm" fo:margin-right="0cm" fo:margin-top="0.176cm" fo:margin-bottom="0cm" fo:line-height="101%" fo:text-indent="0cm" style:punctuation-wrap="hanging" style:line-break="strict" style:writing-mode="lr-tb"/>
    </style:style>
    <style:style style:name="P16" style:family="paragraph">
      <loext:graphic-properties draw:fill="none" draw:fill-color="#ffffff"/>
      <style:paragraph-properties fo:margin-left="0cm" fo:margin-right="0cm" fo:margin-top="0.44cm" fo:margin-bottom="0cm" fo:line-height="100%" fo:text-indent="0cm" style:punctuation-wrap="hanging" style:line-break="strict" style:writing-mode="lr-tb"/>
      <style:text-properties fo:font-size="20pt" style:font-size-asian="20pt" style:font-size-complex="20pt"/>
    </style:style>
    <style:style style:name="P17" style:family="paragraph">
      <style:paragraph-properties fo:margin-top="0cm" fo:margin-bottom="0.2cm"/>
    </style:style>
    <style:style style:name="P18" style:family="paragraph">
      <style:paragraph-properties fo:text-align="center"/>
      <style:text-properties fo:font-size="16pt" fo:font-weight="bold" style:font-size-asian="16pt" style:font-weight-asian="bold" style:font-size-complex="16pt" style:font-weight-complex="bold"/>
    </style:style>
    <style:style style:name="P19" style:family="paragraph">
      <style:text-properties fo:font-weight="bold" style:font-size-asian="16pt" style:font-weight-asian="bold" style:font-size-complex="16pt" style:font-weight-complex="bold"/>
    </style:style>
    <style:style style:name="P20" style:family="paragraph">
      <style:paragraph-properties fo:text-align="center"/>
      <style:text-properties fo:font-size="19.8999996185303pt" fo:font-weight="normal" style:font-size-asian="16pt" style:font-weight-asian="normal" style:font-size-complex="16pt" style:font-weight-complex="normal"/>
    </style:style>
    <style:style style:name="P21" style:family="paragraph">
      <style:paragraph-properties fo:text-align="center"/>
      <style:text-properties fo:font-size="16pt" fo:font-weight="normal" style:font-size-asian="16pt" style:font-weight-asian="normal" style:font-size-complex="16pt" style:font-weight-complex="normal"/>
    </style:style>
    <style:style style:name="P22" style:family="paragraph">
      <style:paragraph-properties fo:margin-left="0cm" fo:margin-right="0cm" fo:margin-top="0cm" fo:margin-bottom="0cm" fo:line-height="115%" fo:text-indent="0cm" style:punctuation-wrap="hanging" style:line-break="strict"/>
    </style:style>
    <style:style style:name="P2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hyphenate="false"/>
    </style:style>
    <style:style style:name="P2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tab-stop style:position="0cm"/>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8cm"/>
          <style:tab-stop style:position="17.912cm"/>
          <style:tab-stop style:position="19.16cm"/>
          <style:tab-stop style:position="20.408cm"/>
          <style:tab-stop style:position="21.656cm"/>
          <style:tab-stop style:position="22.904cm"/>
          <style:tab-stop style:position="23.353cm"/>
          <style:tab-stop style:position="24.623cm"/>
          <style:tab-stop style:position="25.893cm"/>
          <style:tab-stop style:position="27.163cm"/>
        </style:tab-stops>
      </style:paragraph-properties>
      <style:text-properties fo:hyphenate="false"/>
    </style:style>
    <style:style style:name="P25" style:family="paragraph">
      <loext:graphic-properties draw:fill="none" draw:fill-color="#ffffff"/>
      <style:paragraph-properties fo:margin-left="0cm" fo:margin-right="0cm" fo:margin-top="0cm" fo:margin-bottom="0cm" fo:line-height="115%" fo:text-indent="0cm" style:punctuation-wrap="hanging" style:line-break="strict" style:writing-mode="lr-tb"/>
      <style:text-properties style:font-name="FreeSans" fo:font-size="20pt"/>
    </style:style>
    <style:style style:name="P26" style:family="paragraph">
      <loext:graphic-properties draw:fill="none" draw:fill-color="#ffffff"/>
      <style:paragraph-properties fo:margin-left="0cm" fo:margin-right="0cm" fo:margin-top="0.44cm" fo:margin-bottom="0cm" fo:line-height="100%" fo:text-indent="0cm" style:punctuation-wrap="hanging" style:line-break="strict" style:writing-mode="lr-tb"/>
      <style:text-properties fo:font-size="19.8999996185303pt"/>
    </style:style>
    <style:style style:name="P27" style:family="paragraph">
      <style:paragraph-properties fo:margin-left="0.934cm" fo:margin-right="0cm" fo:margin-top="0.158cm" fo:margin-bottom="0cm" fo:line-height="101%" fo:text-align="start" fo:text-indent="-0.934cm" style:punctuation-wrap="hanging" style:line-break="strict">
        <style:tab-stops>
          <style:tab-stop style:position="0cm"/>
          <style:tab-stop style:position="1.565cm"/>
          <style:tab-stop style:position="4.101cm"/>
          <style:tab-stop style:position="6.636cm"/>
          <style:tab-stop style:position="9.172cm"/>
          <style:tab-stop style:position="11.707cm"/>
          <style:tab-stop style:position="14.243cm"/>
          <style:tab-stop style:position="16.778cm"/>
          <style:tab-stop style:position="19.314cm"/>
          <style:tab-stop style:position="21.85cm"/>
          <style:tab-stop style:position="24.385cm"/>
          <style:tab-stop style:position="26.921cm"/>
          <style:tab-stop style:position="29.456cm"/>
        </style:tab-stops>
      </style:paragraph-properties>
    </style:style>
    <style:style style:name="P28" style:family="paragraph">
      <style:paragraph-properties fo:margin-left="2.046cm" fo:margin-right="0cm" fo:margin-top="0.158cm" fo:margin-bottom="0cm" fo:line-height="101%" fo:text-align="start" fo:text-indent="-0.776cm" style:text-autospace="ideograph-alpha" style:punctuation-wrap="hanging" style:line-break="strict" style:writing-mode="lr-tb">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hyphenate="false"/>
    </style:style>
    <style:style style:name="P29" style:family="paragraph">
      <style:paragraph-properties fo:margin-left="2.046cm" fo:margin-right="0cm" fo:margin-top="0.158cm" fo:margin-bottom="0cm" fo:line-height="101%" fo:text-align="start" fo:text-indent="-0.776cm" style:text-autospace="ideograph-alpha" style:punctuation-wrap="hanging" style:line-break="strict" style:writing-mode="lr-tb">
        <style:tab-stops>
          <style:tab-stop style:position="0cm"/>
          <style:tab-stop style:position="0.454cm"/>
          <style:tab-stop style:position="2.989cm"/>
          <style:tab-stop style:position="5.525cm"/>
          <style:tab-stop style:position="8.06cm"/>
          <style:tab-stop style:position="10.596cm"/>
          <style:tab-stop style:position="13.132cm"/>
          <style:tab-stop style:position="15.667cm"/>
          <style:tab-stop style:position="18.203cm"/>
          <style:tab-stop style:position="20.738cm"/>
          <style:tab-stop style:position="23.274cm"/>
          <style:tab-stop style:position="25.81cm"/>
          <style:tab-stop style:position="28.345cm"/>
        </style:tab-stops>
      </style:paragraph-properties>
      <style:text-properties fo:hyphenate="false"/>
    </style:style>
    <style:style style:name="P30" style:family="paragraph">
      <style:paragraph-properties fo:margin-left="0.934cm" fo:margin-right="0cm" fo:margin-top="0.158cm" fo:margin-bottom="0cm" fo:line-height="101%" fo:text-align="start" fo:text-indent="-0.934cm" style:punctuation-wrap="hanging" style:line-break="strict"/>
    </style:style>
    <style:style style:name="P31" style:family="paragraph">
      <loext:graphic-properties draw:fill="none" draw:fill-color="#ffffff"/>
      <style:paragraph-properties fo:margin-left="0.934cm" fo:margin-right="0cm" fo:margin-top="0.158cm" fo:margin-bottom="0cm" fo:line-height="101%" fo:text-align="start" fo:text-indent="-0.934cm" style:punctuation-wrap="hanging" style:line-break="strict" style:writing-mode="lr-tb">
        <style:tab-stops>
          <style:tab-stop style:position="0cm"/>
          <style:tab-stop style:position="1.565cm"/>
          <style:tab-stop style:position="4.101cm"/>
          <style:tab-stop style:position="6.636cm"/>
          <style:tab-stop style:position="9.172cm"/>
          <style:tab-stop style:position="11.707cm"/>
          <style:tab-stop style:position="14.243cm"/>
          <style:tab-stop style:position="16.778cm"/>
          <style:tab-stop style:position="19.314cm"/>
          <style:tab-stop style:position="21.85cm"/>
          <style:tab-stop style:position="24.385cm"/>
          <style:tab-stop style:position="26.921cm"/>
          <style:tab-stop style:position="29.456cm"/>
        </style:tab-stops>
      </style:paragraph-properties>
    </style:style>
    <style:style style:name="P32" style:family="paragraph">
      <style:paragraph-properties fo:margin-left="0.934cm" fo:margin-right="0cm" fo:margin-top="0.158cm" fo:margin-bottom="0cm" fo:line-height="101%" fo:text-indent="-0.934cm" style:punctuation-wrap="hanging" style:line-break="strict"/>
    </style:style>
    <style:style style:name="P33" style:family="paragraph">
      <style:paragraph-properties fo:margin-left="0.934cm" fo:margin-right="0cm" fo:margin-top="0.158cm" fo:margin-bottom="0cm" fo:line-height="101%" fo:text-align="start" fo:text-indent="-0.934cm" style:punctuation-wrap="hanging" style:line-break="strict">
        <style:tab-stops>
          <style:tab-stop style:position="0cm"/>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8cm"/>
          <style:tab-stop style:position="19.023cm"/>
          <style:tab-stop style:position="20.271cm"/>
          <style:tab-stop style:position="21.519cm"/>
          <style:tab-stop style:position="22.767cm"/>
          <style:tab-stop style:position="24.015cm"/>
          <style:tab-stop style:position="24.465cm"/>
          <style:tab-stop style:position="25.735cm"/>
          <style:tab-stop style:position="27.005cm"/>
          <style:tab-stop style:position="28.275cm"/>
        </style:tab-stops>
      </style:paragraph-properties>
    </style:style>
    <style:style style:name="P34" style:family="paragraph">
      <loext:graphic-properties draw:fill="none" draw:fill-color="#ffffff"/>
      <style:paragraph-properties fo:margin-left="0.934cm" fo:margin-right="0cm" fo:margin-top="0.158cm" fo:margin-bottom="0cm" fo:line-height="101%" fo:text-indent="-0.934cm" style:punctuation-wrap="hanging" style:line-break="strict" style:writing-mode="lr-tb"/>
    </style:style>
    <style:style style:name="P35" style:family="paragraph">
      <style:paragraph-properties fo:margin-left="2.046cm" fo:margin-right="0cm" fo:margin-top="0cm" fo:margin-bottom="0cm" fo:line-height="101%" fo:text-align="start" fo:text-indent="-0.776cm" style:text-autospace="ideograph-alpha" style:punctuation-wrap="hanging" style:line-break="strict" style:writing-mode="lr-tb">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hyphenate="false"/>
    </style:style>
    <style:style style:name="P36" style:family="paragraph">
      <style:paragraph-properties fo:margin-left="2.046cm" fo:margin-right="0cm" fo:margin-top="0.158cm" fo:margin-bottom="0cm" fo:line-height="101%" fo:text-align="start" fo:text-indent="-0.776cm" style:text-autospace="ideograph-alpha" style:punctuation-wrap="hanging" style:line-break="strict" style:writing-mode="lr-tb">
        <style:tab-stops>
          <style:tab-stop style:position="0cm"/>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8cm"/>
          <style:tab-stop style:position="17.912cm"/>
          <style:tab-stop style:position="19.16cm"/>
          <style:tab-stop style:position="20.408cm"/>
          <style:tab-stop style:position="21.656cm"/>
          <style:tab-stop style:position="22.904cm"/>
          <style:tab-stop style:position="23.353cm"/>
          <style:tab-stop style:position="24.623cm"/>
          <style:tab-stop style:position="25.893cm"/>
          <style:tab-stop style:position="27.163cm"/>
        </style:tab-stops>
      </style:paragraph-properties>
      <style:text-properties fo:hyphenate="false"/>
    </style:style>
    <style:style style:name="P37" style:family="paragraph">
      <style:paragraph-properties fo:margin-left="2.046cm" fo:margin-right="0cm" fo:margin-top="0.176cm" fo:margin-bottom="0cm" fo:line-height="101%" fo:text-align="start" fo:text-indent="-0.776cm" style:text-autospace="ideograph-alpha" style:punctuation-wrap="hanging" style:line-break="strict" style:writing-mode="lr-tb">
        <style:tab-stops>
          <style:tab-stop style:position="0cm"/>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 style:position="24.623cm"/>
          <style:tab-stop style:position="25.893cm"/>
          <style:tab-stop style:position="27.163cm"/>
        </style:tab-stops>
      </style:paragraph-properties>
      <style:text-properties fo:hyphenate="false"/>
    </style:style>
    <style:style style:name="P38" style:family="paragraph">
      <loext:graphic-properties draw:fill="none" draw:fill-color="#ffffff"/>
      <style:paragraph-properties fo:margin-left="2.046cm" fo:margin-right="0cm" fo:margin-top="0.176cm" fo:margin-bottom="0cm" fo:line-height="101%" fo:text-align="start" fo:text-indent="-0.776cm" style:text-autospace="ideograph-alpha" style:punctuation-wrap="hanging" style:line-break="strict" style:writing-mode="lr-tb">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color="#000000" loext:opacity="100%" style:text-outline="false" style:text-line-through-style="none" style:text-line-through-type="none" style:text-position="0% 100%" style:font-name="Tahoma" fo:font-size="2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style:font-size-asian="20pt" style:language-asian="zxx" style:country-asian="none" style:font-style-asian="normal" style:font-weight-asian="normal" style:font-name-complex="Arial"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P39" style:family="paragraph">
      <loext:graphic-properties draw:fill="none" draw:fill-color="#ffffff"/>
    </style:style>
    <style:style style:name="P40" style:family="paragraph">
      <style:paragraph-properties fo:margin-left="0.934cm" fo:margin-right="0cm" fo:margin-top="0.176cm" fo:margin-bottom="0cm" fo:line-height="101%" fo:text-indent="-0.934cm" style:punctuation-wrap="hanging" style:line-break="strict"/>
    </style:style>
    <style:style style:name="P41" style:family="paragraph">
      <style:paragraph-properties fo:margin-left="0.934cm" fo:margin-right="0cm" fo:margin-top="0.176cm" fo:margin-bottom="0cm" fo:line-height="101%" fo:text-align="start" fo:text-indent="-0.934cm" style:punctuation-wrap="hanging" style:line-break="strict">
        <style:tab-stops>
          <style:tab-stop style:position="0cm"/>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8cm"/>
          <style:tab-stop style:position="19.023cm"/>
          <style:tab-stop style:position="20.271cm"/>
          <style:tab-stop style:position="21.519cm"/>
          <style:tab-stop style:position="22.767cm"/>
          <style:tab-stop style:position="24.015cm"/>
          <style:tab-stop style:position="24.465cm"/>
          <style:tab-stop style:position="25.735cm"/>
          <style:tab-stop style:position="27.005cm"/>
          <style:tab-stop style:position="28.275cm"/>
        </style:tab-stops>
      </style:paragraph-properties>
    </style:style>
    <style:style style:name="P42" style:family="paragraph">
      <style:paragraph-properties fo:margin-left="0.934cm" fo:margin-right="0cm" fo:margin-top="0.176cm" fo:margin-bottom="0cm" fo:line-height="101%" fo:text-align="start" fo:text-indent="-0.934cm" style:punctuation-wrap="hanging" style:line-break="strict"/>
    </style:style>
    <style:style style:name="P43" style:family="paragraph">
      <loext:graphic-properties draw:fill="none" draw:fill-color="#ffffff"/>
      <style:paragraph-properties fo:margin-left="0.934cm" fo:margin-right="0cm" fo:margin-top="0.176cm" fo:margin-bottom="0cm" fo:line-height="101%" fo:text-indent="-0.934cm" style:punctuation-wrap="hanging" style:line-break="strict" style:writing-mode="lr-tb"/>
    </style:style>
    <style:style style:name="P44" style:family="paragraph">
      <style:paragraph-properties fo:margin-left="3.175cm" fo:margin-right="0cm" fo:margin-top="0.176cm" fo:margin-bottom="0cm" fo:line-height="101%" fo:text-align="start" fo:text-indent="-0.64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hyphenate="false"/>
    </style:style>
    <style:style style:name="P45" style:family="paragraph">
      <style:paragraph-properties fo:margin-left="3.175cm" fo:margin-right="0cm" fo:margin-top="0.176cm" fo:margin-bottom="0cm" fo:line-height="101%" fo:text-indent="-0.64cm">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style>
    <style:style style:name="P46" style:family="paragraph">
      <loext:graphic-properties draw:fill="none"/>
    </style:style>
    <style:style style:name="P47" style:family="paragraph">
      <style:paragraph-properties fo:margin-top="0cm" fo:margin-bottom="0.6cm"/>
    </style:style>
    <style:style style:name="P48" style:family="paragraph">
      <style:paragraph-properties fo:margin-top="0cm" fo:margin-bottom="0.3cm"/>
    </style:style>
    <style:style style:name="P49" style:family="paragraph">
      <style:paragraph-properties fo:margin-left="0.864cm" fo:margin-right="0cm" fo:margin-top="0cm" fo:margin-bottom="0.3cm" fo:text-indent="0cm"/>
    </style:style>
    <style:style style:name="T1" style:family="text">
      <style:text-properties fo:color="#333399" loext:opacity="100%" fo:language="es" fo:country="ES"/>
    </style:style>
    <style:style style:name="T2" style:family="text">
      <style:text-properties fo:color="#000000" loext:opacity="100%" style:text-line-through-style="none" style:text-line-through-type="none" style:text-position="0% 100%" style:font-name="Tahoma" fo:font-size="20pt" fo:language="es" fo:country="ES"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font-relief="none"/>
    </style:style>
    <style:style style:name="T3" style:family="text">
      <style:text-properties fo:language="es" fo:country="ES"/>
    </style:style>
    <style:style style:name="T4" style:family="text">
      <style:text-properties fo:color="#ff0000" loext:opacity="100%"/>
    </style:style>
    <style:style style:name="T5" style:family="text">
      <style:text-properties fo:font-style="italic"/>
    </style:style>
    <style:style style:name="T6" style:family="text">
      <style:text-properties fo:font-weight="bold" style:font-weight-asian="bold" style:font-weight-complex="bold"/>
    </style:style>
    <style:style style:name="T7" style:family="text">
      <style:text-properties style:font-name="FreeSans" fo:font-size="16pt" fo:font-weight="bold" style:font-size-asian="16pt" style:font-weight-asian="bold" style:font-size-complex="16pt" style:font-weight-complex="bold"/>
    </style:style>
    <style:style style:name="T8" style:family="text">
      <style:text-properties style:font-name="FreeSans" fo:font-size="19.8999996185303pt"/>
    </style:style>
    <style:style style:name="T9" style:family="text">
      <style:text-properties fo:color="#3333cc" loext:opacity="100%" style:font-name="Arial" fo:font-size="20pt" fo:language="es" fo:country="ES" style:font-size-asian="20pt" style:font-size-complex="20pt"/>
    </style:style>
    <style:style style:name="T10" style:family="text">
      <style:text-properties fo:font-size="24pt" fo:language="es" fo:country="ES" style:font-size-asian="24pt" style:font-size-complex="24pt"/>
    </style:style>
    <style:style style:name="T11" style:family="text">
      <style:text-properties fo:color="#000000" loext:opacity="100%" style:text-outline="false" style:text-line-through-style="none" style:text-line-through-type="none" style:text-position="0% 100%" style:font-name="Tahoma" fo:font-size="2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style:font-size-asian="20pt" style:language-asian="zxx" style:country-asian="none" style:font-style-asian="normal" style:font-weight-asian="normal" style:font-name-complex="Arial"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font-size="16pt" fo:font-weight="bold" style:font-size-asian="16pt" style:font-weight-asian="bold" style:font-size-complex="16pt" style:font-weight-complex="bold"/>
    </style:style>
    <style:style style:name="T13" style:family="text">
      <style:text-properties style:font-name="Liberation Sans3" fo:font-size="16pt" fo:font-weight="bold" style:font-name-asian="Liberation Sans3" style:font-size-asian="16pt" style:font-weight-asian="bold" style:font-name-complex="Liberation Sans3" style:font-size-complex="16pt" style:font-weight-complex="bold"/>
    </style:style>
    <style:style style:name="T14" style:family="text">
      <style:text-properties fo:font-size="19.8999996185303pt" fo:font-weight="normal" style:font-size-asian="16pt" style:font-weight-asian="normal" style:font-size-complex="16pt" style:font-weight-complex="normal"/>
    </style:style>
    <style:style style:name="T15" style:family="text">
      <style:text-properties style:font-name="FreeSans" fo:font-size="20pt" fo:language="es" fo:country="ES" style:font-size-asian="20pt" style:font-size-complex="20pt"/>
    </style:style>
    <style:style style:name="T16" style:family="text">
      <style:text-properties fo:color="#000000" loext:opacity="100%" style:text-outline="false" style:text-line-through-style="none" style:text-line-through-type="none" style:text-position="0% 100%" style:font-name="FreeSans" fo:font-size="2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style:font-size-asian="20pt" style:language-asian="zxx" style:country-asian="none" style:font-style-asian="normal" style:font-weight-asian="normal" style:font-name-complex="Arial"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loext:opacity="100%" style:font-name="Arial" fo:font-size="20pt" fo:language="en" fo:country="GB" style:font-size-asian="20pt" style:font-size-complex="20pt"/>
    </style:style>
    <style:style style:name="T18" style:family="text">
      <style:text-properties fo:color="#ff0000" loext:opacity="100%" fo:language="es" fo:country="ES" fo:font-weight="bold" style:font-weight-asian="bold" style:font-weight-complex="bold"/>
    </style:style>
    <style:style style:name="T19" style:family="text">
      <style:text-properties style:font-name="Symbol" fo:language="es" fo:country="ES"/>
    </style:style>
    <style:style style:name="T20" style:family="text">
      <style:text-properties fo:font-size="18pt" fo:language="en" fo:country="GB" style:font-size-asian="18pt" style:font-size-complex="18pt"/>
    </style:style>
    <style:style style:name="T21" style:family="text">
      <style:text-properties style:font-name="FreeSans" fo:font-size="18pt" fo:language="en" fo:country="GB" style:font-size-asian="18pt" style:font-size-complex="18pt"/>
    </style:style>
    <style:style style:name="T22" style:family="text">
      <style:text-properties fo:color="#000000" loext:opacity="100%" style:text-outline="false" style:text-line-through-style="none" style:text-line-through-type="none" style:text-position="0% 100%" style:font-name="FreeSans" fo:font-size="18pt" fo:letter-spacing="normal" fo:language="en" fo:country="GB" fo:font-style="normal" fo:text-shadow="none" style:text-underline-style="none" fo:font-weight="normal" style:text-underline-mode="continuous" style:text-overline-mode="continuous" style:text-line-through-mode="continuous" style:letter-kerning="false" style:font-name-asian="Arial" style:font-size-asian="18pt" style:language-asian="zxx" style:country-asian="none" style:font-style-asian="normal" style:font-weight-asian="normal" style:font-name-complex="Arial"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ff0000" loext:opacity="100%" style:text-outline="false" style:text-line-through-style="none" style:text-line-through-type="none" style:text-position="0% 100%" style:font-name="Tahoma" fo:font-size="20pt" fo:letter-spacing="normal" fo:language="es" fo:country="ES" fo:font-style="italic" fo:text-shadow="none" style:text-underline-style="none" fo:font-weight="bold" style:text-underline-mode="continuous" style:text-overline-mode="continuous" style:text-line-through-mode="continuous" style:letter-kerning="false" style:font-name-asian="Arial" style:font-size-asian="20pt" style:language-asian="zxx" style:country-asian="none" style:font-style-asian="italic" style:font-weight-asian="bold" style:font-name-complex="Arial" style:font-size-complex="20pt" style:language-complex="zxx" style:country-complex="none" style:font-style-complex="italic" style:font-weight-complex="bold" style:text-emphasize="none" style:text-scale="100%" style:font-relief="none" style:text-overline-style="none" style:text-overline-color="font-color"/>
    </style:style>
    <style:style style:name="T24" style:family="text">
      <style:text-properties fo:color="#ff0000" loext:opacity="100%" style:text-outline="false" style:text-line-through-style="none" style:text-line-through-type="none" style:text-position="0% 100%" style:font-name="Tahoma" fo:font-size="2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style:font-size-asian="20pt" style:language-asian="zxx" style:country-asian="none" style:font-style-asian="normal" style:font-weight-asian="normal" style:font-name-complex="Arial"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fo:color="#000000" loext:opacity="100%" style:text-outline="false" style:text-line-through-style="none" style:text-line-through-type="none" style:text-position="0% 100%" style:font-name="Tahoma" fo:font-size="20pt" fo:letter-spacing="normal" fo:language="es" fo:country="ES" fo:font-style="normal" fo:text-shadow="none" style:text-underline-style="none" fo:font-weight="bold" style:text-underline-mode="continuous" style:text-overline-mode="continuous" style:text-line-through-mode="continuous" style:letter-kerning="false" style:font-name-asian="Arial" style:font-size-asian="20pt" style:language-asian="zxx" style:country-asian="none" style:font-style-asian="normal" style:font-weight-asian="bold" style:font-name-complex="Arial"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26" style:family="text">
      <style:text-properties fo:color="#0000cc" loext:opacity="100%" style:text-outline="false" style:text-line-through-style="none" style:text-line-through-type="none" style:text-position="0% 100%" style:font-name="Tahoma" fo:font-size="20pt" fo:letter-spacing="normal" fo:language="es" fo:country="ES" fo:font-style="normal" fo:text-shadow="none" style:text-underline-style="none" fo:font-weight="bold" style:text-underline-mode="continuous" style:text-overline-mode="continuous" style:text-line-through-mode="continuous" style:letter-kerning="false" style:font-name-asian="Arial" style:font-size-asian="20pt" style:language-asian="zxx" style:country-asian="none" style:font-style-asian="normal" style:font-weight-asian="bold" style:font-name-complex="Arial"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27" style:family="text">
      <style:text-properties fo:language="es" fo:country="ES" fo:font-weight="bold" style:font-weight-asian="bold" style:font-weight-complex="bold"/>
    </style:style>
    <style:style style:name="T28" style:family="text">
      <style:text-properties fo:color="#000000" loext:opacity="100%" style:text-outline="false" style:text-line-through-style="none" style:text-line-through-type="none" style:text-position="0% 100%" style:font-name="Tahoma" fo:font-size="18pt" fo:letter-spacing="normal" fo:language="en" fo:country="GB" fo:font-style="normal" fo:text-shadow="none" style:text-underline-style="none" fo:font-weight="normal" style:text-underline-mode="continuous" style:text-overline-mode="continuous" style:text-line-through-mode="continuous" style:letter-kerning="false" style:font-name-asian="Arial" style:font-size-asian="18pt" style:language-asian="zxx" style:country-asian="none" style:font-style-asian="normal" style:font-weight-asian="normal" style:font-name-complex="Arial"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fo:color="#ff0000" loext:opacity="100%" style:text-outline="false" style:text-line-through-style="none" style:text-line-through-type="none" style:text-position="0% 100%" style:font-name="Tahoma" fo:font-size="18pt" fo:letter-spacing="normal" fo:language="en" fo:country="GB" fo:font-style="normal" fo:text-shadow="none" style:text-underline-style="none" fo:font-weight="normal" style:text-underline-mode="continuous" style:text-overline-mode="continuous" style:text-line-through-mode="continuous" style:letter-kerning="false" style:font-name-asian="Arial" style:font-size-asian="18pt" style:language-asian="zxx" style:country-asian="none" style:font-style-asian="normal" style:font-weight-asian="normal" style:font-name-complex="Arial"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ff0000" loext:opacity="100%" style:text-outline="false" style:text-line-through-style="none" style:text-line-through-type="none" style:text-position="0% 100%" style:font-name="Tahoma" fo:font-size="18pt" fo:letter-spacing="normal" fo:language="en" fo:country="GB" fo:font-style="normal" fo:text-shadow="none" style:text-underline-style="none" fo:font-weight="bold" style:text-underline-mode="continuous" style:text-overline-mode="continuous" style:text-line-through-mode="continuous" style:letter-kerning="false" style:font-name-asian="Arial" style:font-size-asian="18pt" style:language-asian="zxx" style:country-asian="none" style:font-style-asian="normal" style:font-weight-asian="bold" style:font-name-complex="Arial"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31" style:family="text">
      <style:text-properties fo:color="#000000" loext:opacity="100%" fo:font-size="24pt" fo:language="es" fo:country="ES" style:font-size-asian="24pt" style:font-size-complex="24pt"/>
    </style:style>
    <style:style style:name="T32" style:family="text">
      <style:text-properties fo:color="#000000" loext:opacity="100%" style:text-outline="false" style:text-line-through-style="none" style:text-line-through-type="none" style:text-position="0% 100%" style:font-name="Tahoma" fo:font-size="20pt" fo:letter-spacing="normal" fo:language="en" fo:country="GB" fo:font-style="normal" fo:text-shadow="none" style:text-underline-style="none" fo:font-weight="normal" style:text-underline-mode="continuous" style:text-overline-mode="continuous" style:text-line-through-mode="continuous" style:letter-kerning="false" style:font-name-asian="Arial" style:font-size-asian="20pt" style:language-asian="zxx" style:country-asian="none" style:font-style-asian="normal" style:font-weight-asian="normal" style:font-name-complex="Arial"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font-size="20pt" fo:language="es" fo:country="ES" style:font-size-asian="20pt" style:language-asian="zxx" style:country-asian="none" style:font-size-complex="20pt" style:language-complex="zxx" style:country-complex="none"/>
    </style:style>
    <style:style style:name="T34" style:family="text">
      <style:text-properties fo:color="#ff0000" loext:opacity="100%" style:text-outline="false" style:text-line-through-style="none" style:text-line-through-type="none" style:text-position="0% 100%" style:font-name="Tahoma" fo:font-size="20pt" fo:letter-spacing="normal" fo:language="en" fo:country="GB" fo:font-style="normal" fo:text-shadow="none" style:text-underline-style="none" fo:font-weight="normal" style:text-underline-mode="continuous" style:text-overline-mode="continuous" style:text-line-through-mode="continuous" style:letter-kerning="false" style:font-name-asian="Arial" style:font-size-asian="20pt" style:language-asian="zxx" style:country-asian="none" style:font-style-asian="normal" style:font-weight-asian="normal" style:font-name-complex="Arial"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loext:opacity="100%" style:text-outline="false" style:text-line-through-style="none" style:text-line-through-type="none" style:text-position="0% 100%" style:font-name="Tahoma" fo:font-size="24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style:font-size-asian="24pt" style:language-asian="zxx" style:country-asian="none" style:font-style-asian="normal" style:font-weight-asian="normal" style:font-name-complex="Arial"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color="#ff0000" loext:opacity="100%" fo:language="es" fo:country="ES"/>
    </style:style>
    <text:list-style style:name="L1">
      <text:list-level-style-bullet text:level="1" text:bullet-char="•">
        <style:list-level-properties/>
        <style:text-properties style:font-name="Tahom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33cc" fo:font-size="60%"/>
      </text:list-level-style-bullet>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17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4">
      <text:list-level-style-bullet text:level="1" text:bullet-char="">
        <style:list-level-properties text:min-label-width="0.934cm"/>
        <style:text-properties fo:font-family="Wingdings" style:font-pitch="variable" style:font-charset="x-symbol" fo:color="#3333cc" fo:font-size="60%"/>
      </text:list-level-style-bullet>
      <text:list-level-style-bullet text:level="2" text:bullet-char="">
        <style:list-level-properties text:space-before="1.27cm" text:min-label-width="0.776cm"/>
        <style:text-properties fo:font-family="Wingdings" style:font-pitch="variable" style:font-charset="x-symbol" fo:color="#ff0000" fo:font-size="55%"/>
      </text:list-level-style-bullet>
      <text:list-level-style-bullet text:level="3" text:bullet-char="">
        <style:list-level-properties text:space-before="2.535cm" text:min-label-width="0.64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3.8cm" svg:height="3.366cm" svg:x="2.233cm" svg:y="3.845cm" presentation:class="title" presentation:user-transformed="true">
          <draw:text-box>
            <text:p text:style-name="P1"><text:span text:style-name="T1">Clases en C++</text:span></text:p>
          </draw:text-box>
        </draw:frame>
        <draw:frame presentation:style-name="pr2" draw:text-style-name="P4" draw:layer="layout" svg:width="19.6cm" svg:height="4.327cm" svg:x="4.2cm" svg:y="8.925cm" presentation:class="subtitle" presentation:user-transformed="true">
          <draw:text-box>
            <text:p text:style-name="P3"><text:span text:style-name="T2">Agustín J. González</text:span><text:span text:style-name="T2"><text:line-break/></text:span><text:span text:style-name="T2">ELO329</text:span></text:p>
            <text:p text:style-name="P3"><text:span text:style-name="T2">Departamento de Electrónica, UTFSM, Valparaíso, Chile</text:span></text:p>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3" draw:text-style-name="P6" draw:layer="layout" svg:width="14.861cm" svg:height="11.978cm" svg:x="2.702cm" svg:y="12.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layer="layout" svg:width="26.6cm" svg:height="2.269cm" svg:x="1.4cm" svg:y="0.279cm" presentation:class="title">
          <draw:text-box>
            <text:p text:style-name="P1"><text:span text:style-name="T3">Clases y objetos en C++</text:span></text:p>
          </draw:text-box>
        </draw:frame>
        <draw:frame presentation:style-name="pr5" draw:layer="layout" svg:width="25.88cm" svg:height="11.55cm" svg:x="1.4cm" svg:y="2.736cm" presentation:class="outline" presentation:user-transformed="true">
          <draw:text-box>
            <text:list text:style-name="L4">
              <text:list-item>
                <text:p>El concepto de clase y objeto ya visto para Java no cambia en C++. Estos conceptos son independientes del lenguaje.</text:p>
              </text:list-item>
              <text:list-item>
                <text:p>Lenguaje: en los textos de C++ es común referirse a los atributos como los <text:span text:style-name="T4">miembros dato</text:span> de la clase y a los métodos como <text:span text:style-name="T4">miembros función</text:span>.</text:p>
              </text:list-item>
              <text:list-item>
                <text:p>Mientras en Java todos los objetos son creados y almacenados en el Heap (o zona de memoria dinámica), en C++ los objetos se pueden ubicar en stack (zona de memoria dedicada al proceso y determinada durante compilación) o en memoria dinámica (solicitada durante ejecución).</text:p>
              </text:list-item>
              <text:list-item>
                <text:p>Al definir un objeto estáticamente en C++, su creación queda determinada. En cambio, en java se define el nombre y el objeto se crea usando new.</text:p>
              </text:list-item>
              <text:list-item>
                <text:p>Para crear objetos en el heap, en C++, se usa punteros a objetos y, como en Java, se crean con new. En este caso cambia la notación pero na semántica es similar a la de Java.</text:p>
              </text:list-item>
            </text:list>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6.6cm" svg:height="2.269cm" svg:x="1.4cm" svg:y="0.279cm" presentation:class="title">
          <draw:text-box>
            <text:p>Ubicación de Objetos en C++ (para ir notando diferencia)</text:p>
          </draw:text-box>
        </draw:frame>
        <draw:frame presentation:style-name="pr8" draw:layer="layout" svg:width="25.88cm" svg:height="12.421cm" svg:x="1.4cm" svg:y="2.625cm" presentation:class="outline" presentation:user-transformed="true">
          <draw:text-box>
            <text:list text:style-name="L4">
              <text:list-item>
                <text:p>Persona juan; <text:s text:c="4"/>/<text:span text:style-name="T5">* aquí de define un nombre y se crea el objeto en <text:s text:c="45"/>memoria asociada al programa *</text:span>/</text:p>
              </text:list-item>
              <text:list-item>
                <text:p>Persona juan(“Juan”); <text:s/>/<text:span text:style-name="T5">* ídem al anterior invocando otro constructor *</text:span>/</text:p>
              </text:list-item>
              <text:list-item>
                <text:p>Persona *pJuan; <text:s text:c="2"/>/<text:span text:style-name="T5">* puntero a una instancia de Persona, es lo más <text:s text:c="48"/>parecido a Java *</text:span>/</text:p>
              </text:list-item>
              <text:list-item>
                <text:p>Persona *pJuan; <text:s text:c="3"/>/<text:span text:style-name="T5">*creamos puntero a Persona*</text:span>/<text:line-break/>pJuan = new Persona(“Juan”); <text:s/>/<text:span text:style-name="T5">*Creamos instancia en heap, como en <text:s/></text:span><text:span text:style-name="T5"><text:tab/></text:span><text:span text:style-name="T5"> <text:s text:c="53"/>Java *</text:span>/</text:p>
              </text:list-item>
              <text:list-item>
                <text:p>Hay más formas que veremos en detalle más adelante:</text:p>
              </text:list-item>
              <text:list-item>
                <text:p>Persona &amp;rJP= Juan; <text:s/>/<text:span text:style-name="T5">*un objeto Juan, con un alias rJP referencia a <text:s text:c="44"/>Juan*</text:span>/</text:p>
              </text:list-item>
              <text:list-item>
                <text:p>Mientras en Java teníamos una forma y notación acá tenemos varias.</text:p>
                <text:p/>
              </text:list-item>
            </text:list>
          </draw:text-box>
        </draw:frame>
        <presentation:notes draw:style-name="dp2">
          <draw:page-thumbnail draw:style-name="gr2" draw:layer="layout" svg:width="13.299cm" svg:height="9.971cm" svg:x="3.483cm" svg:y="1.998cm" draw:page-number="3" presentation:class="page"/>
          <draw:frame presentation:style-name="pr9" draw:text-style-name="P7" draw:layer="layout" svg:width="14.861cm" svg:height="11.978cm" svg:x="2.702cm" svg:y="12.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0" draw:text-style-name="P2" draw:layer="layout" svg:width="26.6cm" svg:height="2.269cm" svg:x="1.4cm" svg:y="0.279cm" presentation:class="title">
          <draw:text-box>
            <text:p text:style-name="P1"><text:span text:style-name="T3">Estructura Básica de programas C++</text:span></text:p>
          </draw:text-box>
        </draw:frame>
        <draw:frame presentation:style-name="pr11" draw:layer="layout" svg:width="25.88cm" svg:height="12.075cm" svg:x="0.719cm" svg:y="2.625cm" presentation:class="outline" presentation:user-transformed="true">
          <draw:text-box>
            <text:list text:style-name="L4">
              <text:list-item>
                <text:p>En C++ es recomendado separar en distintos archivos la definición de una clase por un lado y la implementación de ésta en otro archivo.</text:p>
              </text:list-item>
              <text:list-item>
                <text:p>Se crea un archivo de encabezado “clase.h”, en él podemos la <text:span text:style-name="T6">definición de la clase</text:span>, es decir los atributos y prototipos de métodos.</text:p>
              </text:list-item>
              <text:list-item>
                <text:p>En otro archivo “clase.cpp” ponemos la <text:span text:style-name="T6">implementación</text:span> de cada método. En este archivo debemos incluir el archivo de encabezado “clase.h”</text:p>
              </text:list-item>
              <text:list-item>
                <text:p>Podemos implementar varias clases por archivo y un .h puede tener la definición de varias clases, pero se recomienda hacer un .h y un .cpp por cada clase.</text:p>
              </text:list-item>
            </text:list>
          </draw:text-box>
        </draw:frame>
        <presentation:notes draw:style-name="dp2">
          <draw:page-thumbnail draw:layer="layout" svg:width="13.304cm" svg:height="9.974cm" svg:x="3.484cm" svg:y="1.998cm" draw:page-number="4"/>
          <draw:frame presentation:style-name="pr6" draw:text-style-name="P6" draw:layer="layout" svg:width="14.861cm" svg:height="11.978cm" svg:x="2.702cm" svg:y="12.65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7" draw:layer="layout" svg:width="26.6cm" svg:height="2.269cm" svg:x="1.4cm" svg:y="0.279cm" presentation:class="title">
          <draw:text-box>
            <text:p>Estructura de archivos</text:p>
          </draw:text-box>
        </draw:frame>
        <draw:frame presentation:style-name="pr12" draw:layer="layout" svg:width="10.5cm" svg:height="11.55cm" svg:x="1.4cm" svg:y="3.15cm" presentation:class="outline" presentation:user-transformed="true">
          <draw:text-box>
            <text:p>import java.util.*;</text:p>
            <text:p/>
            <text:p>class Employee {</text:p>
            <text:p><text:s text:c="4"/>public Employee(String n, double s){ <text:s/></text:p>
            <text:p><text:s text:c="8"/>name = n;</text:p>
            <text:p><text:s text:c="8"/>salary = s;</text:p>
            <text:p><text:s text:c="4"/>}</text:p>
            <text:p><text:s text:c="4"/>public String getName() {</text:p>
            <text:p><text:s text:c="9"/>return name;</text:p>
            <text:p><text:s text:c="4"/>}</text:p>
            <text:p><text:s text:c="4"/>public double getSalary() { <text:s/></text:p>
            <text:p><text:s text:c="9"/>return salary;</text:p>
            <text:p><text:s text:c="4"/>}</text:p>
            <text:p><text:s text:c="4"/>public void raiseSalary(double byPercent) { <text:s/></text:p>
            <text:p><text:s text:c="9"/>double raise = salary * byPercent / 100;</text:p>
            <text:p><text:s text:c="9"/>salary += raise;</text:p>
            <text:p><text:s text:c="4"/>}</text:p>
            <text:p><text:s text:c="4"/>private final String name;</text:p>
            <text:p><text:s text:c="4"/>private double salary;</text:p>
            <text:p>}</text:p>
          </draw:text-box>
        </draw:frame>
        <draw:frame presentation:style-name="pr13" draw:layer="layout" svg:width="10.529cm" svg:height="6.3cm" svg:x="16.842cm" svg:y="8.4cm" presentation:class="outline" presentation:user-transformed="true">
          <draw:text-box>
            <text:p><text:s/><text:span text:style-name="T6">#include “Employee.h”</text:span></text:p>
            <text:p>Employee::Employee(string n double s) {</text:p>
            <text:p><text:s text:c="4"/>name = n;</text:p>
            <text:p><text:s text:c="4"/>Salary = s;</text:p>
            <text:p><text:s/>}</text:p>
            <text:p><text:s/>string Employee::getName(){</text:p>
            <text:p><text:s text:c="4"/>Return name;</text:p>
            <text:p><text:s/>}</text:p>
            <text:p><text:s/>double Employee::getSalary(){</text:p>
            <text:p><text:s text:c="4"/>Return salary;</text:p>
            <text:p><text:s/>}</text:p>
            <text:p><text:s text:c="2"/>// el resto <text:s/>.....</text:p>
          </draw:text-box>
        </draw:frame>
        <draw:frame presentation:style-name="pr13" draw:layer="layout" svg:width="10.54cm" svg:height="6.241cm" svg:x="16.76cm" svg:y="1.575cm" presentation:class="outline" presentation:user-transformed="true">
          <draw:text-box>
            <text:p><text:s/>class Employee {</text:p>
            <text:p><text:s text:c="2"/>public: </text:p>
            <text:p><text:s text:c="6"/>Employee (string n, double s);</text:p>
            <text:p><text:s text:c="6"/>string getName();</text:p>
            <text:p><text:s text:c="6"/>double getSalary();</text:p>
            <text:p><text:s text:c="6"/>void raiseSalary(double byPercent);</text:p>
            <text:p><text:s text:c="2"/>private:</text:p>
            <text:p><text:s text:c="6"/>Const String name;</text:p>
            <text:p><text:s text:c="6"/>Doubel salary;</text:p>
            <text:p><text:s/>};</text:p>
          </draw:text-box>
        </draw:frame>
        <draw:frame draw:style-name="gr3" draw:text-style-name="P8" draw:layer="layout" svg:width="4.2cm" svg:height="1.481cm" svg:x="12.581cm" svg:y="1.669cm">
          <draw:text-box>
            <text:p><text:span text:style-name="T7">Archivo</text:span></text:p>
            <text:p><text:span text:style-name="T7">Employee.h</text:span></text:p>
          </draw:text-box>
        </draw:frame>
        <draw:frame draw:style-name="gr3" draw:text-style-name="P8" draw:layer="layout" svg:width="4.9cm" svg:height="1.481cm" svg:x="12.23cm" svg:y="7.339cm">
          <draw:text-box>
            <text:p><text:span text:style-name="T7">Archivo</text:span></text:p>
            <text:p><text:span text:style-name="T7">Employee.cpp</text:span></text:p>
          </draw:text-box>
        </draw:frame>
        <draw:frame draw:style-name="gr4" draw:text-style-name="P9" draw:layer="layout" svg:width="5.6cm" svg:height="1.048cm" svg:x="1.4cm" svg:y="2.1cm">
          <draw:text-box>
            <text:p><text:span text:style-name="T8">Estilo Java</text:span></text:p>
          </draw:text-box>
        </draw:frame>
        <draw:frame draw:style-name="gr4" draw:text-style-name="P9" draw:layer="layout" svg:width="4.9cm" svg:height="1.048cm" svg:x="17.5cm" svg:y="0.525cm">
          <draw:text-box>
            <text:p><text:span text:style-name="T8">Estilo C++</text:span></text:p>
          </draw:text-box>
        </draw:frame>
        <draw:line draw:style-name="gr5" draw:layer="layout" svg:x1="14.699cm" svg:y1="3.15cm" svg:x2="16.099cm" svg:y2="3.675cm">
          <text:p/>
        </draw:line>
        <draw:line draw:style-name="gr5" draw:layer="layout" svg:x1="14.699cm" svg:y1="8.938cm" svg:x2="16.099cm" svg:y2="9.463cm">
          <text:p/>
        </draw:line>
        <presentation:notes draw:style-name="dp2">
          <draw:page-thumbnail draw:style-name="gr2" draw:layer="layout" svg:width="13.299cm" svg:height="9.971cm" svg:x="3.483cm" svg:y="1.998cm" draw:page-number="5" presentation:class="page"/>
          <draw:frame presentation:style-name="pr14" draw:text-style-name="P7" draw:layer="layout" svg:width="14.861cm" svg:height="11.978cm" svg:x="2.702cm" svg:y="12.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line draw:style-name="gr6" draw:text-style-name="P10" draw:layer="layout" svg:x1="18.185cm" svg:y1="5.808cm" svg:x2="13.5cm" svg:y2="6.858cm">
          <text:p/>
        </draw:line>
        <draw:custom-shape draw:style-name="gr7" draw:text-style-name="P12" draw:layer="layout" svg:width="5.133cm" svg:height="1.108cm" svg:x="18.4cm" svg:y="5.283cm">
          <text:p text:style-name="P11"><text:span text:style-name="T9">Métodos</text:span></text:p>
          <draw:enhanced-geometry svg:viewBox="0 0 21600 21600" draw:type="mso-spt202" draw:enhanced-path="M 0 0 L 21600 0 21600 21600 0 21600 0 0 Z N"/>
        </draw:custom-shape>
        <draw:line draw:style-name="gr8" draw:text-style-name="P10" draw:layer="layout" svg:x1="13.499cm" svg:y1="5.725cm" svg:x2="13.503cm" svg:y2="8.35cm">
          <text:p/>
        </draw:line>
        <draw:frame presentation:style-name="pr15" draw:text-style-name="P2" draw:layer="layout" svg:width="25.944cm" svg:height="1.783cm" svg:x="1.4cm" svg:y="0.316cm" presentation:class="title" presentation:user-transformed="true">
          <draw:text-box>
            <text:p text:style-name="P1"><text:span text:style-name="T3">Ejemplo: Definición de Clase Point</text:span></text:p>
          </draw:text-box>
        </draw:frame>
        <draw:frame presentation:style-name="pr16" draw:text-style-name="P15" draw:layer="layout" svg:width="25.88cm" svg:height="11.46cm" svg:x="1.4cm" svg:y="2.625cm" presentation:class="outline">
          <draw:text-box>
            <text:list text:style-name="L4">
              <text:list-item>
                <text:p text:style-name="P13"><text:span text:style-name="T10">En: Point.h</text:span></text:p>
              </text:list-item>
            </text:list>
            <text:p text:style-name="P14"><text:span text:style-name="T11">class Point {</text:span></text:p>
            <text:p text:style-name="P14"><text:span text:style-name="T11">public:</text:span></text:p>
            <text:p text:style-name="P14"><text:span text:style-name="T11"><text:s text:c="2"/></text:span><text:span text:style-name="T11">void Draw();</text:span></text:p>
            <text:p text:style-name="P14"><text:span text:style-name="T11"><text:s text:c="2"/></text:span><text:span text:style-name="T11">void MoveTo( int x, int y );</text:span></text:p>
            <text:p text:style-name="P14"><text:span text:style-name="T11"><text:s text:c="2"/></text:span><text:span text:style-name="T11">void LineTo( int x, int y );</text:span></text:p>
            <text:p text:style-name="P14"><text:span text:style-name="T11">private:</text:span></text:p>
            <text:p text:style-name="P14"><text:span text:style-name="T11"><text:s text:c="2"/></text:span><text:span text:style-name="T11">int m_X;</text:span></text:p>
            <text:p text:style-name="P14"><text:span text:style-name="T11"><text:s text:c="2"/></text:span><text:span text:style-name="T11">int m_Y;</text:span></text:p>
            <text:p text:style-name="P14"><text:span text:style-name="T11">};</text:span></text:p>
          </draw:text-box>
        </draw:frame>
        <draw:line draw:style-name="gr6" draw:text-style-name="P10" draw:layer="layout" svg:x1="9.525cm" svg:y1="12.065cm" svg:x2="3.99cm" svg:y2="12.175cm">
          <text:p/>
        </draw:line>
        <draw:custom-shape draw:style-name="gr9" draw:text-style-name="P12" draw:layer="layout" svg:width="7.7cm" svg:height="4.969cm" svg:x="19.099cm" svg:y="9.4cm">
          <text:p text:style-name="P11"><text:span text:style-name="T9">struct amigo {</text:span></text:p>
          <text:p text:style-name="P11"><text:span text:style-name="T9"><text:s text:c="2"/></text:span><text:span text:style-name="T9">string nombre;</text:span></text:p>
          <text:p text:style-name="P11"><text:span text:style-name="T9"><text:s text:c="2"/></text:span><text:span text:style-name="T9">int edad;</text:span></text:p>
          <text:p text:style-name="P11"><text:span text:style-name="T9"><text:s/></text:span><text:span text:style-name="T9">};</text:span></text:p>
          <draw:enhanced-geometry svg:viewBox="0 0 21600 21600" draw:type="mso-spt202" draw:enhanced-path="M 0 0 L 21600 0 21600 21600 0 21600 0 0 Z N"/>
        </draw:custom-shape>
        <draw:line draw:style-name="gr6" draw:text-style-name="P10" draw:layer="layout" svg:x1="11.43cm" svg:y1="9.525cm" svg:x2="6.985cm" svg:y2="10.795cm">
          <text:p/>
        </draw:line>
        <draw:line draw:style-name="gr6" draw:text-style-name="P10" draw:layer="layout" svg:x1="11.43cm" svg:y1="9.525cm" svg:x2="6.985cm" svg:y2="10.16cm">
          <text:p/>
        </draw:line>
        <draw:custom-shape draw:style-name="gr7" draw:text-style-name="P16" draw:layer="layout" svg:width="4.668cm" svg:height="1.108cm" svg:x="12.114cm" svg:y="8.929cm">
          <text:p text:style-name="P11"><text:span text:style-name="T9">Atributos</text:span></text:p>
          <draw:enhanced-geometry svg:viewBox="0 0 21600 21600" draw:type="mso-spt202" draw:enhanced-path="M 0 0 L 21600 0 21600 21600 0 21600 0 0 Z N"/>
        </draw:custom-shape>
        <draw:custom-shape draw:style-name="gr10" draw:text-style-name="P12" draw:layer="layout" svg:width="7.7cm" svg:height="2.802cm" svg:x="9.8cm" svg:y="10.499cm">
          <text:p text:style-name="P11"><text:span text:style-name="T9">Ojo ; delimitador de definición de tipo. Igual al definir en C:</text:span></text:p>
          <draw:enhanced-geometry svg:viewBox="0 0 21600 21600" draw:type="mso-spt202" draw:enhanced-path="M 0 0 L 21600 0 21600 21600 0 21600 0 0 Z N"/>
        </draw:custom-shape>
        <draw:custom-shape draw:style-name="gr7" draw:text-style-name="P12" draw:layer="layout" svg:width="17.833cm" svg:height="2.802cm" svg:x="8.837cm" svg:y="3.04cm">
          <text:p text:style-name="P11"><text:span text:style-name="T9">Notar calificador de acceso (visibilidad): Define inicio de miembros con esa visibilidad. Omisión equivale a privado.</text:span></text:p>
          <draw:enhanced-geometry svg:viewBox="0 0 21600 21600" draw:type="mso-spt202" draw:enhanced-path="M 0 0 L 21600 0 21600 21600 0 21600 0 0 Z N"/>
        </draw:custom-shape>
        <draw:line draw:style-name="gr6" draw:text-style-name="P10" draw:layer="layout" svg:x1="8.89cm" svg:y1="3.81cm" svg:x2="6.985cm" svg:y2="5.08cm">
          <text:p/>
        </draw:lin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6.6cm" svg:height="2.269cm" svg:x="1.4cm" svg:y="0.279cm" presentation:class="title">
          <draw:text-box>
            <text:p>Calificadores de Acceso Público y Privado: es similar a Java</text:p>
          </draw:text-box>
        </draw:frame>
        <draw:frame presentation:style-name="pr5" draw:text-style-name="P17" draw:layer="layout" svg:width="27.365cm" svg:height="8.255cm" svg:x="0.635cm" svg:y="2.54cm" presentation:class="outline" presentation:user-transformed="true">
          <draw:text-box>
            <text:list text:style-name="L4">
              <text:list-item>
                <text:p text:style-name="P17">Los miembros precedidos por el calificador <text:span text:style-name="T4">public</text:span> son visibles fuera de la clase</text:p>
                <text:list>
                  <text:list-item>
                    <text:p text:style-name="P17">por ejemplo, un miembro público es visible desde el main(), como es el caso de cin.get(), cin es el objeto, get es la función de acceso público.</text:p>
                  </text:list-item>
                  <text:list-item>
                    <text:p text:style-name="P17">Es el calificador por omisión en estructuras (uso de struct en lugar de class). </text:p>
                  </text:list-item>
                </text:list>
              </text:list-item>
              <text:list-item>
                <text:p text:style-name="P17">Los miembros precedidos por el calificador <text:span text:style-name="T4">private</text:span> quedan ocultos para funciones o métodos fuera de la clase. <text:span text:style-name="T6">Calificador por omisión en clases. </text:span></text:p>
              </text:list-item>
              <text:list-item>
                <text:p text:style-name="P17">Miembros precedidos por <text:span text:style-name="T4">protected</text:span> pueden ser accedidos por miembros de la misma clase y clases derivadas.</text:p>
              </text:list-item>
              <text:list-item>
                <text:p text:style-name="P17">Las clases y funciones amigas (más adelante) tienen acceso a todo.</text:p>
              </text:list-item>
            </text:list>
          </draw:text-box>
        </draw:frame>
        <draw:frame draw:style-name="standard" draw:layer="layout" svg:width="25.198cm" svg:height="3.915cm" svg:x="1.399cm" svg:y="10.913cm">
          <table:table table:template-name="sun"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2">
              <table:table-cell table:style-name="ce1">
                <text:p><text:span text:style-name="T12">Calificador</text:span></text:p>
              </table:table-cell>
              <table:table-cell>
                <text:p text:style-name="P18"><text:span text:style-name="T12">Miembros de su clase</text:span></text:p>
              </table:table-cell>
              <table:table-cell>
                <text:p text:style-name="P18"><text:span text:style-name="T12">Friend</text:span></text:p>
              </table:table-cell>
              <table:table-cell>
                <text:p text:style-name="P18"><text:span text:style-name="T12">Clases derivadas</text:span></text:p>
              </table:table-cell>
              <table:table-cell>
                <text:p text:style-name="P18"><text:span text:style-name="T12">Otros</text:span></text:p>
              </table:table-cell>
            </table:table-row>
            <table:table-row table:style-name="ro2" table:default-cell-style-name="ce2">
              <table:table-cell table:style-name="ce1">
                <text:p text:style-name="P19"><text:span text:style-name="T12">Privado o ausente</text:span></text:p>
              </table:table-cell>
              <table:table-cell>
                <text:p text:style-name="P18"><text:span text:style-name="T13">√</text:span></text:p>
              </table:table-cell>
              <table:table-cell>
                <text:p text:style-name="P18"><text:span text:style-name="T13">√</text:span></text:p>
              </table:table-cell>
              <table:table-cell table:style-name="ce3">
                <text:p text:style-name="P20"><text:span text:style-name="T14">No</text:span></text:p>
              </table:table-cell>
              <table:table-cell table:style-name="ce3">
                <text:p text:style-name="P20"><text:span text:style-name="T14">No</text:span></text:p>
              </table:table-cell>
            </table:table-row>
            <table:table-row table:style-name="ro2" table:default-cell-style-name="ce2">
              <table:table-cell table:style-name="ce1">
                <text:p text:style-name="P19"><text:span text:style-name="T12">Protected</text:span></text:p>
              </table:table-cell>
              <table:table-cell>
                <text:p text:style-name="P18"><text:span text:style-name="T13">√</text:span></text:p>
              </table:table-cell>
              <table:table-cell>
                <text:p text:style-name="P18"><text:span text:style-name="T13">√</text:span></text:p>
              </table:table-cell>
              <table:table-cell>
                <text:p text:style-name="P18"><text:span text:style-name="T13">√</text:span></text:p>
              </table:table-cell>
              <table:table-cell table:style-name="ce4">
                <text:p text:style-name="P21"><text:span text:style-name="T14">No</text:span></text:p>
              </table:table-cell>
            </table:table-row>
            <table:table-row table:style-name="ro3" table:default-cell-style-name="ce2">
              <table:table-cell table:style-name="ce1">
                <text:p text:style-name="P19"><text:span text:style-name="T12">Public</text:span></text:p>
              </table:table-cell>
              <table:table-cell>
                <text:p text:style-name="P18"><text:span text:style-name="T13">√</text:span></text:p>
              </table:table-cell>
              <table:table-cell>
                <text:p text:style-name="P18"><text:span text:style-name="T13">√</text:span></text:p>
              </table:table-cell>
              <table:table-cell>
                <text:p text:style-name="P18"><text:span text:style-name="T13">√</text:span></text:p>
              </table:table-cell>
              <table:table-cell>
                <text:p text:style-name="P18"><text:span text:style-name="T13">√</text:span></text:p>
              </table:table-cell>
            </table:table-row>
          </table:table>
          <draw:image xlink:href="Pictures/TablePreview1.svm" xlink:type="simple" xlink:show="embed" xlink:actuate="onLoad"/>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7" draw:text-style-name="P2" draw:layer="layout" svg:width="26.6cm" svg:height="2.269cm" svg:x="1.4cm" svg:y="0.279cm" presentation:class="title">
          <draw:text-box>
            <text:p text:style-name="P1"><text:span text:style-name="T3">Ejemplo: Clase Automóvil</text:span></text:p>
          </draw:text-box>
        </draw:frame>
        <draw:frame presentation:style-name="pr18" draw:layer="layout" svg:width="11.935cm" svg:height="10.795cm" svg:x="1.4cm" svg:y="3.175cm" presentation:class="outline" presentation:user-transformed="true">
          <draw:text-box>
            <text:list text:style-name="L4">
              <text:list-item>
                <text:p>Imaginemos que queremos modelar un automóvil:</text:p>
                <text:list>
                  <text:list-item>
                    <text:p>Atributos: marca, número de puertas, número de cilindros, tamaño del motor</text:p>
                  </text:list-item>
                  <text:list-item>
                    <text:p>Operaciones: fijar y obtener número de puertas, entrada y despliegue de atributos, partir, parar, revisar_gas</text:p>
                  </text:list-item>
                </text:list>
              </text:list-item>
            </text:list>
          </draw:text-box>
        </draw:frame>
        <draw:frame presentation:style-name="pr19" draw:text-style-name="P25" draw:layer="layout" svg:width="11.345cm" svg:height="12.7cm" svg:x="15.325cm" svg:y="1.27cm" presentation:class="outline" presentation:user-transformed="true">
          <draw:text-box>
            <text:p text:style-name="P22"><text:span text:style-name="T15">class Automobile { </text:span></text:p>
            <text:p text:style-name="P23"><text:span text:style-name="T16">public:</text:span></text:p>
            <text:p text:style-name="P24"><text:span text:style-name="T16"><text:s text:c="2"/></text:span><text:span text:style-name="T16">Automobile(); <text:s text:c="4"/></text:span><text:span text:style-name="T16"><text:tab/></text:span><text:span text:style-name="T16"><text:tab/></text:span></text:p>
            <text:p text:style-name="P24"><text:span text:style-name="T16"><text:s text:c="2"/></text:span><text:span text:style-name="T16">void Input();</text:span><text:span text:style-name="T16"><text:tab/></text:span><text:span text:style-name="T16"><text:tab/></text:span><text:span text:style-name="T16"><text:tab/></text:span><text:span text:style-name="T16"><text:tab/></text:span></text:p>
            <text:p text:style-name="P24"><text:span text:style-name="T16"><text:s text:c="2"/></text:span><text:span text:style-name="T16">void set_NumDoors( int doors );</text:span><text:span text:style-name="T16"><text:tab/></text:span></text:p>
            <text:p text:style-name="P24"><text:span text:style-name="T16"><text:s text:c="2"/></text:span><text:span text:style-name="T16">void Display();</text:span><text:span text:style-name="T16"><text:tab/></text:span><text:span text:style-name="T16"><text:tab/></text:span><text:span text:style-name="T16"><text:tab/></text:span></text:p>
            <text:p text:style-name="P24"><text:span text:style-name="T16"><text:s text:c="2"/></text:span><text:span text:style-name="T16">int get_NumDoors();</text:span><text:span text:style-name="T16"><text:tab/></text:span><text:span text:style-name="T16"><text:tab/></text:span></text:p>
            <text:p text:style-name="P23"><text:span text:style-name="T16"/></text:p>
            <text:p text:style-name="P24"><text:span text:style-name="T16">private:</text:span><text:span text:style-name="T16"><text:tab/></text:span><text:span text:style-name="T16"><text:tab/></text:span><text:span text:style-name="T16"><text:tab/></text:span><text:span text:style-name="T16"><text:tab/></text:span></text:p>
            <text:p text:style-name="P24"><text:span text:style-name="T16"><text:tab/></text:span><text:span text:style-name="T16">string Make;</text:span></text:p>
            <text:p text:style-name="P24"><text:span text:style-name="T16"><text:tab/></text:span><text:span text:style-name="T16">int <text:s text:c="3"/>NumDoors;</text:span></text:p>
            <text:p text:style-name="P24"><text:span text:style-name="T16"><text:tab/></text:span><text:span text:style-name="T16">int <text:s text:c="3"/>NumCylinders;</text:span></text:p>
            <text:p text:style-name="P24"><text:span text:style-name="T16"><text:tab/></text:span><text:span text:style-name="T16">int <text:s text:c="3"/>EngineSize; <text:s/></text:span></text:p>
            <text:p text:style-name="P24"><text:span text:style-name="T16">};</text:span><text:span text:style-name="T16"><text:tab/></text:span></text:p>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9" draw:style-name="dp1" draw:master-page-name="Default" presentation:presentation-page-layout-name="AL2T1">
        <office:forms form:automatic-focus="false" form:apply-design-mode="false"/>
        <draw:line draw:style-name="gr6" draw:text-style-name="P10" draw:layer="layout" svg:x1="9.799cm" svg:y1="13.251cm" svg:x2="20.065cm" svg:y2="13.255cm">
          <text:p/>
        </draw:line>
        <draw:custom-shape draw:style-name="gr7" draw:text-style-name="P26" draw:layer="layout" svg:width="8.867cm" svg:height="1.108cm" svg:x="11.666cm" svg:y="13.271cm">
          <text:p text:style-name="P11"><text:span text:style-name="T17">Ejemplo...</text:span></text:p>
          <draw:enhanced-geometry svg:viewBox="0 0 21600 21600" draw:type="mso-spt202" draw:enhanced-path="M 0 0 L 21600 0 21600 21600 0 21600 0 0 Z N"/>
        </draw:custom-shape>
        <draw:frame presentation:style-name="pr20" draw:text-style-name="P2" draw:layer="layout" svg:width="26.6cm" svg:height="2.532cm" svg:x="1.4cm" svg:y="0.429cm" presentation:class="title" presentation:user-transformed="true">
          <draw:text-box>
            <text:p text:style-name="P1"><text:span text:style-name="T3">Clasificación de Funciones Miembros en una Clase</text:span></text:p>
          </draw:text-box>
        </draw:frame>
        <draw:frame presentation:style-name="pr21" draw:text-style-name="P15" draw:layer="layout" svg:width="25.88cm" svg:height="11.481cm" svg:x="1.4cm" svg:y="3.121cm" presentation:class="outline" presentation:user-transformed="true">
          <draw:text-box>
            <text:list text:style-name="L4">
              <text:list-item>
                <text:p text:style-name="P13"><text:span text:style-name="T3">Un “</text:span><text:span text:style-name="T18">accesor</text:span><text:span text:style-name="T3">” es un método que retorna un valor desde su objeto, pero no cambia el objeto (sus atributos). Permite acceder a los atributos del objeto.</text:span></text:p>
              </text:list-item>
              <text:list-item>
                <text:p text:style-name="P13"><text:span text:style-name="T3">Un </text:span><text:span text:style-name="T18">mutador</text:span><text:span text:style-name="T3"> es un método que modifica su objeto</text:span></text:p>
              </text:list-item>
              <text:list-item>
                <text:p text:style-name="P13"><text:span text:style-name="T3">Un </text:span><text:span text:style-name="T18">constructor</text:span><text:span text:style-name="T3"> es un método con el mismo nombre de la clase que se ejecuta tan pronto como una instancia de la clase es creada.</text:span></text:p>
              </text:list-item>
              <text:list-item>
                <text:p text:style-name="P13"><text:span text:style-name="T3">Un </text:span><text:span text:style-name="T18">destructor</text:span><text:span text:style-name="T3"> es un método el mismo nombre de la clase y una virgulilla (</text:span><text:span text:style-name="T19"></text:span><text:span text:style-name="T3">) antepuesta. Ej.: </text:span><text:span text:style-name="T19"></text:span><text:span text:style-name="T3">Automobile()</text:span><text:span text:style-name="T3">‏</text:span></text:p>
              </text:list-item>
            </text:list>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7" draw:text-style-name="P2" draw:layer="layout" svg:width="26.6cm" svg:height="2.269cm" svg:x="1.4cm" svg:y="0.279cm" presentation:class="title">
          <draw:text-box>
            <text:p text:style-name="P1"><text:span text:style-name="T3">Clase Automóvil </text:span></text:p>
          </draw:text-box>
        </draw:frame>
        <draw:frame presentation:style-name="pr22" draw:text-style-name="P31" draw:layer="layout" svg:width="25.88cm" svg:height="12.881cm" svg:x="1.4cm" svg:y="2.625cm" presentation:class="outline" presentation:user-transformed="true">
          <draw:text-box>
            <text:p text:style-name="P27"><text:span text:style-name="T20"><text:tab/></text:span><text:span text:style-name="T21"> </text:span><text:span text:style-name="T21">class Automobile { </text:span></text:p>
            <text:p text:style-name="P28"><text:span text:style-name="T22">public: <text:s text:c="22"/>// public functions</text:span></text:p>
            <text:p text:style-name="P29"><text:span text:style-name="T22"><text:s text:c="2"/></text:span><text:span text:style-name="T22">Automobile(); <text:s text:c="4"/></text:span><text:span text:style-name="T22"><text:tab/></text:span><text:span text:style-name="T22"><text:tab/></text:span><text:span text:style-name="T22">// constructor</text:span></text:p>
            <text:p text:style-name="P29"><text:span text:style-name="T22"><text:s text:c="2"/></text:span><text:span text:style-name="T22">void Input();</text:span><text:span text:style-name="T22"><text:tab/></text:span><text:span text:style-name="T22"><text:tab/></text:span><text:span text:style-name="T22"><text:tab/></text:span><text:span text:style-name="T22">// mutador</text:span></text:p>
            <text:p text:style-name="P29"><text:span text:style-name="T22"><text:s text:c="2"/></text:span><text:span text:style-name="T22">void set_NumDoors( int doors );</text:span><text:span text:style-name="T22"><text:tab/></text:span><text:span text:style-name="T22">// mutador</text:span></text:p>
            <text:p text:style-name="P29"><text:span text:style-name="T22"><text:s text:c="2"/></text:span><text:span text:style-name="T22">void Display();</text:span><text:span text:style-name="T22"><text:tab/></text:span><text:span text:style-name="T22"><text:tab/></text:span><text:span text:style-name="T22">// accesor</text:span></text:p>
            <text:p text:style-name="P29"><text:span text:style-name="T22"><text:s text:c="2"/></text:span><text:span text:style-name="T22">int get_NumDoors();</text:span><text:span text:style-name="T22"><text:tab/></text:span><text:span text:style-name="T22"><text:tab/></text:span><text:span text:style-name="T22">// accesor</text:span></text:p>
            <text:p text:style-name="P29"><text:span text:style-name="T22"><text:tab/></text:span><text:span text:style-name="T22">~Automobile();</text:span><text:span text:style-name="T22"><text:tab/></text:span><text:span text:style-name="T22"><text:tab/></text:span><text:span text:style-name="T22"><text:tab/></text:span><text:span text:style-name="T22">// Destructor</text:span></text:p>
            <text:p text:style-name="P29"><text:span text:style-name="T22"/></text:p>
            <text:p text:style-name="P29"><text:span text:style-name="T22">private:</text:span><text:span text:style-name="T22"><text:tab/></text:span><text:span text:style-name="T22"><text:tab/></text:span><text:span text:style-name="T22"><text:tab/></text:span><text:span text:style-name="T22"><text:tab/></text:span><text:span text:style-name="T22">// private data</text:span></text:p>
            <text:p text:style-name="P29"><text:span text:style-name="T22"><text:tab/></text:span><text:span text:style-name="T22">string Make;</text:span></text:p>
            <text:p text:style-name="P29"><text:span text:style-name="T22"><text:tab/></text:span><text:span text:style-name="T22">int <text:s text:c="3"/>NumDoors;</text:span></text:p>
            <text:p text:style-name="P29"><text:span text:style-name="T22"><text:tab/></text:span><text:span text:style-name="T22">int <text:s text:c="3"/>NumCylinders;</text:span></text:p>
            <text:p text:style-name="P29"><text:span text:style-name="T22"><text:tab/></text:span><text:span text:style-name="T22">int <text:s text:c="3"/>EngineSize; <text:s/></text:span></text:p>
            <text:p text:style-name="P29"><text:span text:style-name="T22">};</text:span><text:span text:style-name="T22"><text:tab/></text:span></text:p>
            <text:p text:style-name="P30"><text:span text:style-name="T21"/></text:p>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17" draw:text-style-name="P2" draw:layer="layout" svg:width="26.6cm" svg:height="2.269cm" svg:x="1.4cm" svg:y="0.279cm" presentation:class="title">
          <draw:text-box>
            <text:p text:style-name="P1"><text:span text:style-name="T3">Creando y accediendo un Objeto </text:span></text:p>
          </draw:text-box>
        </draw:frame>
        <draw:frame presentation:style-name="pr23" draw:text-style-name="P34" draw:layer="layout" svg:width="13.394cm" svg:height="11.924cm" svg:x="0.635cm" svg:y="2.625cm" presentation:class="outline" presentation:user-transformed="true">
          <draw:text-box>
            <text:p text:style-name="P32"><text:span text:style-name="T20">void main()</text:span><text:span text:style-name="T20">‏</text:span><text:span text:style-name="T20"> <text:s text:c="2"/>{</text:span></text:p>
            <text:p text:style-name="P33"><text:span text:style-name="T20"><text:tab/></text:span><text:span text:style-name="T20">Automobile myCar; <text:s text:c="5"/>// objeto es creado</text:span></text:p>
            <text:p text:style-name="P33"><text:span text:style-name="T20"/></text:p>
            <text:p text:style-name="P33"><text:span text:style-name="T20"><text:tab/></text:span><text:span text:style-name="T20">myCar.set_NumDoors( 4 );</text:span></text:p>
            <text:p text:style-name="P33"><text:span text:style-name="T20"><text:tab/></text:span><text:span text:style-name="T20">cout &lt;&lt; "Enter all data for an automobile: ";</text:span></text:p>
            <text:p text:style-name="P33"><text:span text:style-name="T20"><text:tab/></text:span><text:span text:style-name="T20">myCar.Input();</text:span></text:p>
            <text:p text:style-name="P30"><text:span text:style-name="T20"/></text:p>
            <text:p text:style-name="P33"><text:span text:style-name="T20"><text:tab/></text:span><text:span text:style-name="T20">cout &lt;&lt; "This is what you entered: ";</text:span></text:p>
            <text:p text:style-name="P33"><text:span text:style-name="T20"><text:tab/></text:span><text:span text:style-name="T20">myCar.Display();</text:span></text:p>
            <text:p text:style-name="P30"><text:span text:style-name="T20"/></text:p>
            <text:p text:style-name="P33"><text:span text:style-name="T20"><text:tab/></text:span><text:span text:style-name="T20">cout &lt;&lt; "This car has " </text:span></text:p>
            <text:p text:style-name="P33"><text:span text:style-name="T20"><text:tab/></text:span><text:span text:style-name="T20"><text:tab/></text:span><text:span text:style-name="T20"> </text:span><text:span text:style-name="T20">&lt;&lt; myCar.get_NumDoors() </text:span></text:p>
            <text:p text:style-name="P33"><text:span text:style-name="T20"><text:tab/></text:span><text:span text:style-name="T20"><text:tab/></text:span><text:span text:style-name="T20"> </text:span><text:span text:style-name="T20">&lt;&lt; " doors.\n";</text:span></text:p>
            <text:p text:style-name="P30"><text:span text:style-name="T20">}</text:span></text:p>
          </draw:text-box>
        </draw:frame>
        <draw:frame presentation:style-name="pr24" draw:layer="layout" svg:width="12.629cm" svg:height="11.345cm" svg:x="14.662cm" svg:y="2.625cm" presentation:class="outline" presentation:user-transformed="true">
          <draw:text-box>
            <text:list text:style-name="L4">
              <text:list-item>
                <text:p>Suponemos que la clase ya fue implementada en Automobile.cpp</text:p>
              </text:list-item>
              <text:list-item>
                <text:p>Función main no está asociada a una clase!. C++ no es 100% orientado a objetos.</text:p>
              </text:list-item>
              <text:list-item>
                <text:p>cout es un objeto predefinido para la salida estándar.</text:p>
              </text:list-item>
              <text:list-item>
                <text:p>cout &lt;&lt; “saludo”; equivale a </text:p>
              </text:list-item>
              <text:list-item>
                <text:p>cout.operator&lt;&lt;(“saludo”);</text:p>
              </text:list-item>
              <text:list-item>
                <text:p>Es una forma “elegante” para expresar la escritura de datos en out.</text:p>
              </text:list-item>
            </text:list>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7" draw:text-style-name="P2" draw:layer="layout" svg:width="26.6cm" svg:height="2.269cm" svg:x="1.4cm" svg:y="0.279cm" presentation:class="title">
          <draw:text-box>
            <text:p text:style-name="P1"><text:span text:style-name="T3">Constructores: Similar a Java</text:span></text:p>
          </draw:text-box>
        </draw:frame>
        <draw:frame presentation:style-name="pr5" draw:layer="layout" svg:width="25.88cm" svg:height="11.27cm" svg:x="1.4cm" svg:y="2.625cm" presentation:class="outline" presentation:user-transformed="true">
          <draw:text-box>
            <text:list text:style-name="L4">
              <text:list-item>
                <text:p>Un constructor se ejecuta cuando el objeto es creado, es decir, tan pronto es definido en el programa. Ej. Esto es antes de la función main() en el caso de objetos globales y cuando una función <text:s/>o método es llamado en el caso de datos locales.</text:p>
              </text:list-item>
              <text:list-item>
                <text:p>En ausencia de constructores, C++ define un construcción por omisión, el cual no tiene parámetros.</text:p>
              </text:list-item>
              <text:list-item>
                <text:p>Debemos crear nuestro constructor por defecto si tenemos otros constructores.</text:p>
              </text:list-item>
              <text:list-item>
                <text:p>Si definimos un arreglo de objetos, el constructor por defecto es llamado para cada objeto:</text:p>
              </text:list-item>
            </text:list>
            <text:p><text:s text:c="2"/>Point drawing[50]; <text:s text:c="3"/>// calls default constructor 50 times</text:p>
            <text:p><text:s text:c="36"/>// a diferencia de Java aquí ya tenemos 50 Puntos.</text:p>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3" draw:style-name="dp1" draw:master-page-name="Default" presentation:presentation-page-layout-name="AL2T1">
        <draw:frame presentation:style-name="pr17" draw:text-style-name="P2" draw:layer="layout" svg:width="26.6cm" svg:height="2.269cm" svg:x="1.4cm" svg:y="0.279cm" presentation:class="title">
          <draw:text-box>
            <text:p text:style-name="P1"><text:span text:style-name="T3">Implementación de Constructores</text:span></text:p>
          </draw:text-box>
        </draw:frame>
        <draw:frame presentation:style-name="pr25" draw:text-style-name="P15" draw:layer="layout" svg:width="25.88cm" svg:height="12.693cm" svg:x="1.4cm" svg:y="2.625cm" presentation:class="outline" presentation:user-transformed="true">
          <draw:text-box>
            <text:list text:style-name="L4">
              <text:list-item>
                <text:p text:style-name="P13"><text:span text:style-name="T3">Podemos implementar un método en la definición de la clase. Se conoce como código “inline”</text:span></text:p>
              </text:list-item>
              <text:list-item>
                <text:p text:style-name="P13"><text:span text:style-name="T3">Un constructor por defecto para la clase Point podría inicializar X e Y:</text:span></text:p>
              </text:list-item>
            </text:list>
            <text:p text:style-name="P14"><text:span text:style-name="T11">class Point {</text:span></text:p>
            <text:p text:style-name="P35"><text:span text:style-name="T11">public:</text:span></text:p>
            <text:p text:style-name="P35"><text:span text:style-name="T11"><text:s text:c="2"/></text:span><text:span text:style-name="T11">Point() { <text:s text:c="2"/>// función </text:span><text:span text:style-name="T23">inline</text:span><text:span text:style-name="T24"> , usarla solo si </text:span></text:p>
            <text:p text:style-name="P35"><text:span text:style-name="T11"><text:s text:c="4"/></text:span><text:span text:style-name="T11">m_X = 0; <text:s text:c="3"/>// </text:span><text:span text:style-name="T24">implementación es simple.</text:span></text:p>
            <text:p text:style-name="P35"><text:span text:style-name="T11"><text:s text:c="4"/></text:span><text:span text:style-name="T11">m_Y = 0;</text:span></text:p>
            <text:p text:style-name="P35"><text:span text:style-name="T11"><text:s text:c="2"/></text:span><text:span text:style-name="T11">} <text:s text:c="23"/>// Ojo no va</text:span><text:span text:style-name="T25"> </text:span><text:span text:style-name="T26">;</text:span><text:span text:style-name="T11"> aquí, es el fin del método.</text:span></text:p>
            <text:p text:style-name="P35"><text:span text:style-name="T11">private:</text:span></text:p>
            <text:p text:style-name="P35"><text:span text:style-name="T11"><text:s text:c="2"/></text:span><text:span text:style-name="T11">int m_X;</text:span></text:p>
            <text:p text:style-name="P35"><text:span text:style-name="T11"><text:s text:c="2"/></text:span><text:span text:style-name="T11">int m_Y;</text:span></text:p>
            <text:p text:style-name="P35"><text:span text:style-name="T11">};</text:span></text:p>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4" draw:style-name="dp1" draw:master-page-name="Default" presentation:presentation-page-layout-name="AL2T1">
        <draw:frame presentation:style-name="pr17" draw:text-style-name="P2" draw:layer="layout" svg:width="26.6cm" svg:height="2.269cm" svg:x="1.4cm" svg:y="0.279cm" presentation:class="title">
          <draw:text-box>
            <text:p text:style-name="P1"><text:span text:style-name="T3">Funciones Out-of-Line</text:span></text:p>
          </draw:text-box>
        </draw:frame>
        <draw:frame presentation:style-name="pr26" draw:text-style-name="P15" draw:layer="layout" svg:width="25.88cm" svg:height="11.345cm" svg:x="1.4cm" svg:y="2.625cm" presentation:class="outline">
          <draw:text-box>
            <text:list text:style-name="L4">
              <text:list-item>
                <text:p text:style-name="P13"><text:span text:style-name="T3">Todos los métodos deben ser declarados (el prototipo) dentro de la definición de una clase.</text:span></text:p>
              </text:list-item>
              <text:list-item>
                <text:p text:style-name="P13"><text:span text:style-name="T3">La implementación de funciones no triviales son usualmente definidas fuera de la clase y en un archivo separado, en lugar de ponerlas in-line en la definición de la clase.</text:span></text:p>
              </text:list-item>
              <text:list-item>
                <text:p text:style-name="P13"><text:span text:style-name="T3">Por ejemplo para el constructor Point, la implementación “of-line” sería:</text:span></text:p>
              </text:list-item>
            </text:list>
            <text:p text:style-name="P14"><text:span text:style-name="T11"><text:s/></text:span><text:span text:style-name="T11">Point::Point()</text:span><text:span text:style-name="T11">‏</text:span><text:span text:style-name="T11"> { </text:span></text:p>
            <text:p text:style-name="P14"><text:span text:style-name="T11"><text:s text:c="3"/></text:span><text:span text:style-name="T11">m_X = 0;</text:span></text:p>
            <text:p text:style-name="P14"><text:span text:style-name="T11"><text:s text:c="3"/></text:span><text:span text:style-name="T11">m_Y = 0;</text:span></text:p>
            <text:p text:style-name="P14"><text:span text:style-name="T11"><text:s/></text:span><text:span text:style-name="T11">}</text:span></text:p>
            <text:list text:continue-numbering="true" text:style-name="L4">
              <text:list-item>
                <text:list>
                  <text:list-item>
                    <text:p text:style-name="P13"><text:span text:style-name="T3">El símbolo :: permite al compilador saber que estamos definiendo la función Point de la clase Point. Este también es conocido como </text:span><text:span text:style-name="T27">operador de resolución de alcance <text:s/>:: <text:s text:c="2"/></text:span><text:span text:style-name="T3">.</text:span></text:p>
                  </text:list-item>
                </text:list>
              </text:list-item>
            </text:list>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5" draw:style-name="dp1" draw:master-page-name="Default" presentation:presentation-page-layout-name="AL2T1">
        <draw:frame presentation:style-name="pr17" draw:text-style-name="P2" draw:layer="layout" svg:width="26.6cm" svg:height="2.269cm" svg:x="1.4cm" svg:y="0.279cm" presentation:class="title">
          <draw:text-box>
            <text:p text:style-name="P1"><text:span text:style-name="T3">Clase Automobile (revisión)</text:span><text:span text:style-name="T3">‏</text:span></text:p>
          </draw:text-box>
        </draw:frame>
        <draw:frame presentation:style-name="pr27" draw:text-style-name="P34" draw:layer="layout" svg:width="25.88cm" svg:height="15.085cm" svg:x="1.4cm" svg:y="2.625cm" presentation:class="outline" presentation:user-transformed="true">
          <draw:text-box>
            <text:p text:style-name="P32"><text:span text:style-name="T20">class Automobile { </text:span></text:p>
            <text:p text:style-name="P28"><text:span text:style-name="T28">public: <text:s text:c="22"/></text:span></text:p>
            <text:p text:style-name="P36"><text:span text:style-name="T28"><text:s text:c="2"/></text:span><text:span text:style-name="T28">Automobile(); <text:s text:c="4"/></text:span><text:span text:style-name="T28"><text:tab/></text:span><text:span text:style-name="T28"><text:tab/></text:span></text:p>
            <text:p text:style-name="P36"><text:span text:style-name="T28"><text:s text:c="2"/></text:span><text:span text:style-name="T28">void Input();</text:span><text:span text:style-name="T28"><text:tab/></text:span><text:span text:style-name="T28"><text:tab/></text:span><text:span text:style-name="T28"><text:tab/></text:span><text:span text:style-name="T28"><text:tab/></text:span></text:p>
            <text:p text:style-name="P36"><text:span text:style-name="T28"><text:s text:c="2"/></text:span><text:span text:style-name="T28">void set_NumDoors( int doors );</text:span><text:span text:style-name="T28"><text:tab/></text:span></text:p>
            <text:p text:style-name="P36"><text:span text:style-name="T28"><text:s text:c="2"/></text:span><text:span text:style-name="T28">void Display() const; <text:s text:c="4"/></text:span><text:span text:style-name="T29">// usamos </text:span><text:span text:style-name="T30">const</text:span><text:span text:style-name="T29"> cuando el método</text:span><text:span text:style-name="T28"><text:tab/></text:span><text:span text:style-name="T28"><text:tab/></text:span><text:span text:style-name="T28"><text:tab/></text:span></text:p>
            <text:p text:style-name="P36"><text:span text:style-name="T28"><text:s text:c="2"/></text:span><text:span text:style-name="T28">int get_NumDoors() const; <text:s/></text:span><text:span text:style-name="T29">// es un “accesor”, no cambia atributos.</text:span></text:p>
            <text:p text:style-name="P28"><text:span text:style-name="T28"><text:s text:c="32"/></text:span><text:span text:style-name="T29">// No es obligación, pero evita cambios no deseados.</text:span></text:p>
            <text:p text:style-name="P36"><text:span text:style-name="T28">private:</text:span><text:span text:style-name="T28"><text:tab/></text:span><text:span text:style-name="T28"><text:tab/></text:span><text:span text:style-name="T28"><text:tab/></text:span><text:span text:style-name="T28"><text:tab/></text:span></text:p>
            <text:p text:style-name="P36"><text:span text:style-name="T28"><text:tab/></text:span><text:span text:style-name="T28">string Make;</text:span></text:p>
            <text:p text:style-name="P36"><text:span text:style-name="T28"><text:tab/></text:span><text:span text:style-name="T28">int <text:s text:c="3"/>NumDoors;</text:span></text:p>
            <text:p text:style-name="P36"><text:span text:style-name="T28"><text:tab/></text:span><text:span text:style-name="T28">int <text:s text:c="3"/>NumCylinders;</text:span></text:p>
            <text:p text:style-name="P36"><text:span text:style-name="T28"><text:tab/></text:span><text:span text:style-name="T28">int <text:s text:c="3"/>EngineSize; <text:s/></text:span></text:p>
            <text:p text:style-name="P36"><text:span text:style-name="T28">};</text:span><text:span text:style-name="T28"><text:tab/></text:span></text:p>
            <text:p text:style-name="P30"><text:span text:style-name="T20"/></text:p>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6" draw:style-name="dp1" draw:master-page-name="Default" presentation:presentation-page-layout-name="AL2T1">
        <draw:frame presentation:style-name="pr17" draw:text-style-name="P2" draw:layer="layout" svg:width="26.6cm" svg:height="2.269cm" svg:x="1.4cm" svg:y="0.279cm" presentation:class="title">
          <draw:text-box>
            <text:p text:style-name="P1"><text:span text:style-name="T3">Implementaciones de los métodos de Automobile</text:span></text:p>
          </draw:text-box>
        </draw:frame>
        <draw:frame presentation:style-name="pr28" draw:text-style-name="P38" draw:layer="layout" svg:width="25.88cm" svg:height="14.325cm" svg:x="1.4cm" svg:y="2.625cm" presentation:class="outline">
          <draw:text-box>
            <text:p text:style-name="P14"><text:span text:style-name="T11">Automobile::Automobile()</text:span><text:span text:style-name="T11">‏</text:span><text:span text:style-name="T11"> { <text:s/>// Constructor</text:span></text:p>
            <text:p text:style-name="P37"><text:span text:style-name="T11"><text:tab/></text:span><text:span text:style-name="T11">NumDoors = 0;</text:span></text:p>
            <text:p text:style-name="P37"><text:span text:style-name="T11"><text:tab/></text:span><text:span text:style-name="T11">NumCylinders = 0;</text:span></text:p>
            <text:p text:style-name="P37"><text:span text:style-name="T11"><text:tab/></text:span><text:span text:style-name="T11">EngineSize = 0;</text:span></text:p>
            <text:p text:style-name="P14"><text:span text:style-name="T11">}</text:span></text:p>
            <text:p text:style-name="P14"><text:span text:style-name="T11"/></text:p>
            <text:p text:style-name="P14"><text:span text:style-name="T11">void Automobile::Display() const {</text:span></text:p>
            <text:p text:style-name="P37"><text:span text:style-name="T11"><text:tab/></text:span><text:span text:style-name="T11">cout &lt;&lt; "Make: " <text:s/>&lt;&lt; Make </text:span><text:span text:style-name="T11"><text:line-break/></text:span><text:span text:style-name="T11"> <text:s/>&lt;&lt; ", Doors: " <text:s/>&lt;&lt; NumDoors</text:span><text:span text:style-name="T11"><text:line-break/></text:span><text:span text:style-name="T11"> <text:s/>&lt;&lt; ", Cyl: " <text:s text:c="3"/>&lt;&lt; NumCylinders</text:span><text:span text:style-name="T11"><text:line-break/></text:span><text:span text:style-name="T11"> <text:s/>&lt;&lt; ", Engine: " &lt;&lt; EngineSize</text:span><text:span text:style-name="T11"><text:line-break/></text:span><text:span text:style-name="T11"> <text:s/>&lt;&lt; endl;</text:span></text:p>
            <text:p text:style-name="P14"><text:span text:style-name="T11">}</text:span></text:p>
          </draw:text-box>
        </draw:frame>
        <draw:frame draw:style-name="gr11" draw:text-style-name="P39" draw:layer="layout" svg:width="8.89cm" svg:height="2.54cm" svg:x="17.145cm" svg:y="4.445cm">
          <draw:text-box>
            <text:p>Notar: no repetimos calificador de acceso.</text:p>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7" draw:style-name="dp1" draw:master-page-name="Default" presentation:presentation-page-layout-name="AL2T1">
        <draw:frame presentation:style-name="pr29" draw:text-style-name="P2" draw:layer="layout" svg:width="26.6cm" svg:height="2.479cm" svg:x="1.4cm" svg:y="0.068cm" presentation:class="title" presentation:user-transformed="true">
          <draw:text-box>
            <text:p text:style-name="P1"><text:span text:style-name="T3">Implementación del método de entrada</text:span></text:p>
          </draw:text-box>
        </draw:frame>
        <draw:frame presentation:style-name="pr16" draw:text-style-name="P43" draw:layer="layout" svg:width="25.88cm" svg:height="11.345cm" svg:x="1.4cm" svg:y="2.625cm" presentation:class="outline">
          <draw:text-box>
            <text:p text:style-name="P40"><text:span text:style-name="T3">void Automobile::Input()</text:span><text:span text:style-name="T3">‏</text:span><text:span text:style-name="T3"> <text:s/>{</text:span></text:p>
            <text:p text:style-name="P41"><text:span text:style-name="T3"><text:tab/></text:span><text:span text:style-name="T3">cout &lt;&lt; "Enter the make: ";</text:span></text:p>
            <text:p text:style-name="P41"><text:span text:style-name="T3"><text:tab/></text:span><text:span text:style-name="T3">cin &gt;&gt; Make;</text:span></text:p>
            <text:p text:style-name="P41"><text:span text:style-name="T3"><text:tab/></text:span><text:span text:style-name="T3">cout &lt;&lt; "How many doors? ";</text:span></text:p>
            <text:p text:style-name="P41"><text:span text:style-name="T3"><text:tab/></text:span><text:span text:style-name="T3">cin &gt;&gt; NumDoors;</text:span></text:p>
            <text:p text:style-name="P41"><text:span text:style-name="T3"><text:tab/></text:span><text:span text:style-name="T3">cout &lt;&lt; "How many cylinders? ";</text:span></text:p>
            <text:p text:style-name="P41"><text:span text:style-name="T3"><text:tab/></text:span><text:span text:style-name="T3">cin &gt;&gt; NumCylinders;</text:span></text:p>
            <text:p text:style-name="P41"><text:span text:style-name="T3"><text:tab/></text:span><text:span text:style-name="T3">cout &lt;&lt; "What size engine? ";</text:span></text:p>
            <text:p text:style-name="P41"><text:span text:style-name="T3"><text:tab/></text:span><text:span text:style-name="T3">cin &gt;&gt; EngineSize;</text:span></text:p>
            <text:p text:style-name="P42"><text:span text:style-name="T3">}</text:span></text:p>
          </draw:text-box>
        </draw:frame>
        <draw:frame draw:style-name="gr12" draw:text-style-name="P39" draw:layer="layout" svg:width="6.985cm" svg:height="4.871cm" svg:x="16.51cm" svg:y="5.08cm">
          <draw:text-box>
            <text:p>cin es un objeto predefinido, corresponde a la salida estándar.</text:p>
            <text:p/>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8" draw:style-name="dp1" draw:master-page-name="Default" presentation:presentation-page-layout-name="AL2T1">
        <draw:frame presentation:style-name="pr17" draw:text-style-name="P2" draw:layer="layout" svg:width="26.6cm" svg:height="2.269cm" svg:x="1.4cm" svg:y="0.279cm" presentation:class="title">
          <draw:text-box>
            <text:p text:style-name="P1"><text:span text:style-name="T3">Constructores 1/5: Sobrecarga</text:span></text:p>
          </draw:text-box>
        </draw:frame>
        <draw:frame presentation:style-name="pr30" draw:text-style-name="P15" draw:layer="layout" svg:width="25.88cm" svg:height="12.945cm" svg:x="1.4cm" svg:y="2.625cm" presentation:class="outline" presentation:user-transformed="true">
          <draw:text-box>
            <text:list text:style-name="L4">
              <text:list-item>
                <text:p text:style-name="P13"><text:span text:style-name="T31">Como en Java, múltiples constructores pueden existir con diferentes listas de parámetros:</text:span></text:p>
              </text:list-item>
            </text:list>
            <text:p text:style-name="P14"><text:span text:style-name="T32">class Automobile { </text:span></text:p>
            <text:p text:style-name="P14"><text:span text:style-name="T32">public: <text:s text:c="22"/></text:span></text:p>
            <text:p text:style-name="P44"><text:span text:style-name="T32">Automobile(); </text:span></text:p>
            <text:p text:style-name="P44"><text:span text:style-name="T32">Automobile( string make, int doors, </text:span><text:span text:style-name="T11">int cylinders, </text:span></text:p>
            <text:p text:style-name="P44"><text:span text:style-name="T11"><text:s text:c="21"/></text:span><text:span text:style-name="T24">int engineSize=2</text:span><text:span text:style-name="T11">); <text:s text:c="2"/></text:span><text:span text:style-name="T16">// esta notación</text:span></text:p>
            <text:p text:style-name="P44"><text:span text:style-name="T16"><text:s text:c="23"/></text:span><text:span text:style-name="T16">// señala que este argumento es opcional, </text:span></text:p>
            <text:p text:style-name="P45"><text:span text:style-name="T16"><text:s text:c="23"/></text:span><text:span text:style-name="T33">// equivale a tener 2 constructores en Java.</text:span></text:p>
            <text:p text:style-name="P44"><text:span text:style-name="T32">Automobile( const Automobile &amp; A ); </text:span><text:span text:style-name="T34">// constructor copia</text:span></text:p>
            <text:p text:style-name="P44"><text:span text:style-name="T32">:</text:span></text:p>
            <text:p text:style-name="P44"><text:span text:style-name="T32">:</text:span></text:p>
          </draw:text-box>
        </draw:frame>
        <draw:frame draw:style-name="gr13" draw:text-style-name="P39" draw:layer="layout" svg:width="12.474cm" svg:height="2.099cm" svg:x="13.353cm" svg:y="12.7cm">
          <draw:text-box>
            <text:p>Significa: el valor de A no puede <text:line-break/>ser modificado en implementación.</text:p>
          </draw:text-box>
        </draw:frame>
        <draw:line draw:style-name="gr14" draw:text-style-name="P46" draw:layer="layout" svg:x1="13.335cm" svg:y1="13.335cm" svg:x2="10.16cm" svg:y2="12.4cm">
          <text:p/>
        </draw:lin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19" draw:style-name="dp1" draw:master-page-name="Default" presentation:presentation-page-layout-name="AL2T1">
        <draw:frame presentation:style-name="pr31" draw:text-style-name="P2" draw:layer="layout" svg:width="26.6cm" svg:height="2.269cm" svg:x="1.4cm" svg:y="0.279cm" presentation:class="title" presentation:user-transformed="true">
          <draw:text-box>
            <text:p text:style-name="P1"><text:span text:style-name="T3">Constructores (2/5): Invocación</text:span></text:p>
          </draw:text-box>
        </draw:frame>
        <draw:frame presentation:style-name="pr32" draw:text-style-name="P43" draw:layer="layout" svg:width="25.88cm" svg:height="11.345cm" svg:x="1.4cm" svg:y="2.625cm" presentation:class="outline">
          <draw:text-box>
            <text:p text:style-name="P40"><text:span text:style-name="T10"/></text:p>
            <text:p text:style-name="P40"><text:span text:style-name="T10">// muestra de llamadas a constructores:</text:span></text:p>
            <text:p text:style-name="P14"><text:span text:style-name="T35"/></text:p>
            <text:p text:style-name="P14"><text:span text:style-name="T35">Automobile myCar; <text:s text:c="17"/>// Automobile()</text:span></text:p>
            <text:p text:style-name="P14"><text:span text:style-name="T35"/></text:p>
            <text:p text:style-name="P14"><text:span text:style-name="T35">Automobile yourCar("Yugo",4,2,1000);</text:span></text:p>
            <text:p text:style-name="P14"><text:span text:style-name="T35"/></text:p>
            <text:p text:style-name="P14"><text:span text:style-name="T35">Automobile hisCar( yourCar ); // Constructor copia </text:span></text:p>
            <text:p text:style-name="P40"><text:span text:style-name="T3"/></text:p>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20" draw:style-name="dp1" draw:master-page-name="Default" presentation:presentation-page-layout-name="AL2T1">
        <draw:frame presentation:style-name="pr17" draw:text-style-name="P2" draw:layer="layout" svg:width="26.6cm" svg:height="2.269cm" svg:x="1.4cm" svg:y="0.279cm" presentation:class="title" presentation:user-transformed="true">
          <draw:text-box>
            <text:p text:style-name="P1"><text:span text:style-name="T3">Constructores (3/5): Implementación</text:span></text:p>
          </draw:text-box>
        </draw:frame>
        <draw:frame presentation:style-name="pr21" draw:text-style-name="P43" draw:layer="layout" svg:width="25.88cm" svg:height="11.481cm" svg:x="1.4cm" svg:y="2.625cm" presentation:class="outline" presentation:user-transformed="true">
          <draw:text-box>
            <text:p text:style-name="P40"><text:span text:style-name="T3">Automobile::Automobile( string p_make, int doors, int cylinders, </text:span></text:p>
            <text:p text:style-name="P40"><text:span text:style-name="T3"><text:s text:c="65"/></text:span><text:span text:style-name="T3">int engineSize ) </text:span><text:span text:style-name="T36">// ojo no va =2</text:span><text:span text:style-name="T3"> </text:span></text:p>
            <text:p text:style-name="P40"><text:span text:style-name="T3">{</text:span></text:p>
            <text:p text:style-name="P40"><text:span text:style-name="T3"><text:s text:c="2"/></text:span><text:span text:style-name="T3">Make = p_make;</text:span></text:p>
            <text:p text:style-name="P40"><text:span text:style-name="T3"><text:s text:c="2"/></text:span><text:span text:style-name="T3">NumDoors = doors;</text:span></text:p>
            <text:p text:style-name="P40"><text:span text:style-name="T3"><text:s text:c="2"/></text:span><text:span text:style-name="T3">NumCylinders = cylinders;</text:span></text:p>
            <text:p text:style-name="P40"><text:span text:style-name="T3"><text:s text:c="2"/></text:span><text:span text:style-name="T3">EngineSize = engineSize;</text:span></text:p>
            <text:p text:style-name="P40"><text:span text:style-name="T3">}</text:span></text:p>
            <text:p text:style-name="P40"><text:span text:style-name="T3"/></text:p>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21" draw:style-name="dp1" draw:master-page-name="Default" presentation:presentation-page-layout-name="AL2T1">
        <draw:frame presentation:style-name="pr33" draw:text-style-name="P2" draw:layer="layout" svg:width="27.3cm" svg:height="2.331cm" svg:x="0.7cm" svg:y="0.217cm" presentation:class="title" presentation:user-transformed="true">
          <draw:text-box>
            <text:p text:style-name="P1"><text:span text:style-name="T3">Constructor (4/5): visibilidad de Parámetros</text:span></text:p>
          </draw:text-box>
        </draw:frame>
        <draw:frame presentation:style-name="pr34" draw:text-style-name="P47" draw:layer="layout" svg:width="25.88cm" svg:height="12.663cm" svg:x="1.4cm" svg:y="2.625cm" presentation:class="outline" presentation:user-transformed="true">
          <draw:text-box>
            <text:list text:style-name="L4">
              <text:list-item>
                <text:p text:style-name="P47">Algunas veces puede ocurrir que los nombres de los parámetros sean los mismos que los datos miembros:</text:p>
              </text:list-item>
            </text:list>
            <text:p text:style-name="P47"><text:s text:c="4"/>NumDoors = NumDoors; <text:s text:c="11"/>// ??</text:p>
            <text:p text:style-name="P47"><text:s text:c="4"/>NumCylinders = NumCylinders; <text:s text:c="3"/>// ??</text:p>
            <text:list text:continue-numbering="true" text:style-name="L4">
              <text:list-item>
                <text:p text:style-name="P47">Para hacer la distinción se puede usar el calificador this (palabra reservada), el cual es un puntero definido por el sistema al objeto actual:</text:p>
              </text:list-item>
            </text:list>
            <text:p text:style-name="P47"><text:s text:c="3"/>this-&gt;NumDoors = NumDoors; <text:s text:c="5"/>// en Java era this.xxx</text:p>
            <text:p text:style-name="P47"><text:s text:c="3"/>this-&gt;NumCylinders = NumCylinders;</text:p>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22" draw:style-name="dp1" draw:master-page-name="Default" presentation:presentation-page-layout-name="AL2T1">
        <draw:frame presentation:style-name="pr17" draw:text-style-name="P2" draw:layer="layout" svg:width="26.6cm" svg:height="2.269cm" svg:x="1.4cm" svg:y="0.279cm" presentation:class="title">
          <draw:text-box>
            <text:p text:style-name="P1"><text:span text:style-name="T3">Constructores (5/5): Lista de Inicialización</text:span></text:p>
          </draw:text-box>
        </draw:frame>
        <draw:frame presentation:style-name="pr35" draw:text-style-name="P48" draw:layer="layout" svg:width="25.88cm" svg:height="11.345cm" svg:x="1.4cm" svg:y="2.625cm" presentation:class="outline" presentation:user-transformed="true">
          <draw:text-box>
            <text:list text:style-name="L4">
              <text:list-item>
                <text:p text:style-name="P48">Usamos una lista de inicialización para definir los valores de las miembros datos en un constructor. Esto es particularmente útil para miembros objetos y obligado para miembros constantes:</text:p>
              </text:list-item>
            </text:list>
            <text:p text:style-name="P49">Automobile::Automobile( string make, int doors, int cylinders, </text:p>
            <text:p text:style-name="P49"><text:s text:c="43"/>int engineSize) : <text:span text:style-name="T4"><text:s/>Make(make), NumDoors(doors), </text:span></text:p>
            <text:p text:style-name="P49"><text:span text:style-name="T4"><text:s text:c="43"/></text:span><text:span text:style-name="T4">NumCylinders(cylinders), EngineSize(engineSize)</text:span>‏</text:p>
            <text:p text:style-name="P49">{</text:p>
            <text:p text:style-name="P49">// notar asignación previa al cuerpo. </text:p>
            <text:p text:style-name="P49">// Esta es la forma obliga de inicializar </text:p>
            <text:p text:style-name="P49">// atributos constantes <text:span text:style-name="T6">const</text:span></text:p>
            <text:p text:style-name="P49">}</text:p>
          </draw:text-box>
        </draw:frame>
        <presentation:notes draw:style-name="dp2">
          <draw:custom-shape draw:style-name="gr1" draw:text-style-name="P5" draw:layer="layout" svg:width="13.317cm" svg:height="9.988cm" svg:x="3.484cm" svg:y="1.998cm">
            <text:p/>
            <draw:enhanced-geometry svg:viewBox="0 0 21600 21600" draw:type="mso-spt202" draw:enhanced-path="M 0 0 L 21600 0 21600 21600 0 21600 0 0 Z N"/>
          </draw:custom-shape>
          <draw:frame presentation:style-name="pr6" draw:text-style-name="P6" draw:layer="layout" svg:width="14.861cm" svg:height="11.978cm" svg:x="2.702cm" svg:y="12.65cm" presentation:class="notes" presentation:placeholder="true">
            <draw:text-box/>
          </draw:frame>
        </presentation:notes>
      </draw:page>
      <draw:page draw:name="page23" draw:style-name="dp1" draw:master-page-name="Default" presentation:presentation-page-layout-name="AL2T1">
        <draw:frame presentation:style-name="pr7" draw:layer="layout" svg:width="26.6cm" svg:height="2.269cm" svg:x="1.4cm" svg:y="0.279cm" presentation:class="title">
          <draw:text-box>
            <text:p>Destructores</text:p>
          </draw:text-box>
        </draw:frame>
        <draw:frame presentation:style-name="pr36" draw:layer="layout" svg:width="25.88cm" svg:height="11.345cm" svg:x="1.4cm" svg:y="2.625cm" presentation:class="outline">
          <draw:text-box>
            <text:list text:style-name="L4">
              <text:list-item>
                <text:p>Una diferencia importante con Java es la presencia de destructores. Lo más cercano en java es el método finalize() (hoy obsoleto) de la clase Object.</text:p>
              </text:list-item>
              <text:list-item>
                <text:p>Java tiene un proceso de “recolección de basura” por lo que hace los destructores no críticos.</text:p>
              </text:list-item>
              <text:list-item>
                <text:p>En C++ el <text:span text:style-name="T4">destructor se invoca en forma automática</text:span> justo antes que el objeto sea inaccesible para el programa.</text:p>
              </text:list-item>
              <text:list-item>
                <text:p>El método destructor no tiene parámetros, se llama igual a la clase y lleva un signo ~ como prefijo.</text:p>
              </text:list-item>
              <text:list-item>
                <text:p>Ej: Automobile::~Automobile() {} <text:s text:c="2"/></text:p>
              </text:list-item>
            </text:list>
          </draw:text-box>
        </draw:frame>
        <presentation:notes draw:style-name="dp2">
          <draw:page-thumbnail draw:style-name="gr2" draw:layer="layout" svg:width="13.299cm" svg:height="9.971cm" svg:x="3.483cm" svg:y="1.998cm" draw:page-number="23" presentation:class="page"/>
          <draw:frame presentation:style-name="pr14" draw:text-style-name="P7" draw:layer="layout" svg:width="14.861cm" svg:height="11.978cm" svg:x="2.702cm" svg:y="12.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mily-generic="swiss" style:font-pitch="variable"/>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pitch="variable" style:font-charset="x-symbol"/>
    <style:font-face style:name="FreeSans2" svg:font-family="FreeSans" style:font-family-generic="roman" style:font-pitch="variable" style:font-charset="x-symbol"/>
    <style:font-face style:name="FreeSans3"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adornments="Regular" style:font-family-generic="swiss"/>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JP" svg:font-family="'Noto Sans Mono CJK JP'" style:font-family-generic="system" style:font-pitch="variable"/>
    <style:font-face style:name="Noto Sans1" svg:font-family="'Noto Sans'"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es" fo:country="ES" style:font-name-asian="DejaVu Sans" style:font-size-asian="24pt" style:language-asian="zxx" style:country-asian="none" style:font-name-complex="Tahoma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91%"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3" style:font-family-complex="FreeSans"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draw:fill-color="#ffe575" draw:fill-image-width="0cm" draw:fill-image-height="0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4cm"/>
            <style:text-properties fo:font-family="Wingdings" style:font-pitch="variable" style:font-charset="x-symbol" fo:color="#3333cc" fo:font-size="60%"/>
          </text:list-level-style-bullet>
          <text:list-level-style-bullet text:level="2" text:bullet-char="">
            <style:list-level-properties text:space-before="1.27cm" text:min-label-width="0.776cm"/>
            <style:text-properties fo:font-family="Wingdings" style:font-pitch="variable" style:font-charset="x-symbol" fo:color="#ff0000" fo:font-size="55%"/>
          </text:list-level-style-bullet>
          <text:list-level-style-bullet text:level="3" text:bullet-char="">
            <style:list-level-properties text:space-before="2.535cm" text:min-label-width="0.64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35cm" fo:line-height="100%" fo:text-align="start" fo:text-indent="0cm" style:punctuation-wrap="hanging" style:line-break="strict">
        <style:tab-stops>
          <style:tab-stop style:position="0.335cm"/>
          <style:tab-stop style:position="1.605cm"/>
          <style:tab-stop style:position="2.875cm"/>
          <style:tab-stop style:position="4.145cm"/>
          <style:tab-stop style:position="5.415cm"/>
          <style:tab-stop style:position="6.685cm"/>
          <style:tab-stop style:position="7.955cm"/>
          <style:tab-stop style:position="9.225cm"/>
          <style:tab-stop style:position="10.495cm"/>
          <style:tab-stop style:position="11.765cm"/>
          <style:tab-stop style:position="13.035cm"/>
          <style:tab-stop style:position="14.305cm"/>
          <style:tab-stop style:position="15.575cm"/>
          <style:tab-stop style:position="16.845cm"/>
          <style:tab-stop style:position="18.115cm"/>
          <style:tab-stop style:position="19.385cm"/>
          <style:tab-stop style:position="20.655cm"/>
          <style:tab-stop style:position="21.925cm"/>
          <style:tab-stop style:position="23.195cm"/>
          <style:tab-stop style:position="24.465cm"/>
        </style:tab-stops>
      </style:paragraph-properties>
      <style:text-properties fo:color="#000000" loext:opacity="100%" style:text-outline="false" style:text-line-through-style="none" style:text-line-through-type="none" style:text-position="0% 100%" style:font-name="FreeSans" fo:font-family="FreeSans" style:font-family-generic="swiss" style:font-pitch="variable" fo:font-size="22pt" fo:font-style="normal" fo:text-shadow="none" style:text-underline-style="none" fo:font-weight="normal" style:font-name-asian="Arial" style:font-family-asian="Arial" style:font-pitch-asian="variable" style:font-size-asian="22pt" style:font-style-asian="normal" style:font-weight-asian="normal" style:font-name-complex="Arial" style:font-family-complex="Arial" style:font-pitch-complex="variable" style:font-size-complex="2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276cm" fo:line-height="100%" fo:text-align="start" fo:text-indent="0cm" style:punctuation-wrap="hanging" style:line-break="strict">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color="#000000" loext:opacity="10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cm" fo:margin-bottom="0.227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style:text-line-through-style="none" style:text-line-through-type="none" style:text-position="0% 100%" style:font-name="FreeSans" fo:font-family="FreeSans" style:font-family-generic="swiss"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cm" fo:margin-bottom="0.187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style:text-line-through-style="none" style:text-line-through-type="none" style:text-position="0% 100%" style:font-name="FreeSans" fo:font-family="FreeSans" style:font-family-generic="swiss" style:font-pitch="variable" fo:font-size="16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cm" fo:margin-bottom="0.154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FreeSans" fo:font-family="FreeSans" style:font-family-generic="swiss"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cm" fo:margin-bottom="0.127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FreeSans" fo:font-family="FreeSans" style:font-family-generic="swiss"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cm" fo:margin-bottom="0.104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FreeSans" fo:font-family="FreeSans" style:font-family-generic="swiss" style:font-pitch="variable" fo:font-size="14pt" fo:font-style="normal" fo:text-shadow="none" style:text-underline-style="none" fo:font-weight="normal" style:font-name-asian="Arial" style:font-family-asian="Arial" style:font-pitch-asian="variable" style:font-size-asian="14pt" style:font-style-asian="normal" style:font-weight-asian="normal" style:font-name-complex="Arial" style:font-family-complex="Arial" style:font-pitch-complex="variable"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cm" fo:margin-bottom="0.085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FreeSans" fo:font-family="FreeSans"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cm" fo:margin-bottom="0.07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FreeSans" fo:font-family="FreeSans"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33cc" fo:font-size="60%"/>
          </text:list-level-style-bullet>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17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14%"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Tahom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99" loext:opacity="100%" style:text-outline="false" style:text-line-through-style="none" style:text-line-through-type="none" style:text-position="0% 100%" style:font-name="FreeSans" fo:font-family="FreeSans" style:font-family-generic="swiss" style:font-pitch="variable" fo:font-size="29.7999992370605pt" fo:font-style="normal" fo:text-shadow="none" style:text-underline-style="solid" style:text-underline-width="auto" style:text-underline-color="font-color" fo:font-weight="normal" style:font-name-asian="Arial" style:font-family-asian="Arial" style:font-pitch-asian="variable" style:font-size-asian="36pt" style:font-style-asian="normal" style:font-weight-asian="normal" style:font-name-complex="Arial" style:font-family-complex="Arial" style:font-pitch-complex="variable" style:font-size-complex="36pt" style:font-style-complex="normal" style:font-weight-complex="normal" style:text-emphasize="none" style:font-relief="none"/>
    </style:style>
    <style:style style:name="Title1-background" style:family="presentation">
      <style:graphic-properties draw:stroke="none" draw:fill="none" draw:fill-color="#ffe575" draw:fill-image-width="0cm" draw:fill-image-height="0cm"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4cm"/>
            <style:text-properties fo:font-family="Wingdings" style:font-pitch="variable" style:font-charset="x-symbol" fo:color="#3333cc" fo:font-size="60%"/>
          </text:list-level-style-bullet>
          <text:list-level-style-bullet text:level="2" text:bullet-char="">
            <style:list-level-properties text:space-before="1.27cm" text:min-label-width="0.776cm"/>
            <style:text-properties fo:font-family="Wingdings" style:font-pitch="variable" style:font-charset="x-symbol" fo:color="#ff0000" fo:font-size="55%"/>
          </text:list-level-style-bullet>
          <text:list-level-style-bullet text:level="3" text:bullet-char="">
            <style:list-level-properties text:space-before="2.535cm" text:min-label-width="0.64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45cm" fo:margin-bottom="0cm" fo:line-height="114%" fo:text-align="center" fo:text-indent="0cm" style:punctuation-wrap="hanging" style:line-break="strict">
        <style:tab-stops>
          <style:tab-stop style:position="0.335cm"/>
          <style:tab-stop style:position="1.605cm"/>
          <style:tab-stop style:position="2.875cm"/>
          <style:tab-stop style:position="4.145cm"/>
          <style:tab-stop style:position="5.415cm"/>
          <style:tab-stop style:position="6.685cm"/>
          <style:tab-stop style:position="7.955cm"/>
          <style:tab-stop style:position="9.225cm"/>
          <style:tab-stop style:position="10.495cm"/>
          <style:tab-stop style:position="11.765cm"/>
          <style:tab-stop style:position="13.035cm"/>
          <style:tab-stop style:position="14.305cm"/>
          <style:tab-stop style:position="15.575cm"/>
          <style:tab-stop style:position="16.845cm"/>
          <style:tab-stop style:position="18.115cm"/>
          <style:tab-stop style:position="19.385cm"/>
          <style:tab-stop style:position="20.655cm"/>
          <style:tab-stop style:position="21.925cm"/>
          <style:tab-stop style:position="23.195cm"/>
          <style:tab-stop style:position="24.465cm"/>
        </style:tab-stops>
      </style:paragraph-properties>
      <style:text-properties fo:color="#000000" loext:opacity="100%" style:text-outline="false" style:text-line-through-style="none" style:text-line-through-type="none" style:text-position="0% 100%" style:font-name="FreeSans" fo:font-family="FreeSans" style:font-family-generic="swiss" style:font-pitch="variable" fo:font-size="19.8999996185303pt" fo:font-style="normal" fo:text-shadow="none" style:text-underline-style="none" fo:font-weight="normal" style:letter-kerning="true"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45cm" fo:margin-bottom="0cm" fo:line-height="114%" fo:text-align="start" fo:text-indent="0cm" style:punctuation-wrap="hanging" style:line-break="strict">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color="#000000" loext:opacity="100%" style:text-line-through-style="none" style:text-line-through-type="none" style:text-position="0% 100%" style:font-name="Tahoma" fo:font-family="Tahoma" style:font-family-generic="swiss" style:font-pitch="variable" fo:font-size="16.6000003814697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3cm" fo:margin-bottom="0cm" fo:line-height="11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style:text-line-through-style="none" style:text-line-through-type="none" style:text-position="0% 100%" style:font-name="Tahoma" fo:font-family="Tahoma" style:font-family-generic="swiss" style:font-pitch="variable" fo:font-size="14.8999996185303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16cm" fo:margin-bottom="0cm" fo:line-height="11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style:text-line-through-style="none" style:text-line-through-type="none" style:text-position="0% 100%" style:font-name="Tahoma" fo:font-family="Tahoma"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16cm" fo:margin-bottom="0cm" fo:line-height="11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ahoma" fo:font-family="Tahoma"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16cm" fo:margin-bottom="0cm" fo:line-height="11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ahoma" fo:font-family="Tahoma"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16cm" fo:margin-bottom="0cm" fo:line-height="11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ahoma" fo:font-family="Tahoma"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16cm" fo:margin-bottom="0cm" fo:line-height="11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ahoma" fo:font-family="Tahoma"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16cm" fo:margin-bottom="0cm" fo:line-height="114%"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style:text-line-through-style="none" style:text-line-through-type="none" style:text-position="0% 100%" style:font-name="Tahoma" fo:font-family="Tahoma" style:font-family-generic="swiss" style:font-pitch="variable" fo:font-size="13.1999998092651pt" fo:font-style="normal" fo:text-shadow="none" style:text-underline-style="none" fo:font-weight="normal" style:font-name-asian="Arial" style:font-family-asian="Arial" style:font-pitch-asian="variable" style:font-size-asian="16pt" style:font-style-asian="normal" style:font-weight-asian="normal" style:font-name-complex="Arial" style:font-family-complex="Arial"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33cc" fo:font-size="60%"/>
          </text:list-level-style-bullet>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17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14%"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Tahom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4%"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99" loext:opacity="100%" style:text-outline="false" style:text-line-through-style="none" style:text-line-through-type="none" style:text-position="0% 100%" style:font-name="Tahoma" fo:font-family="Tahoma" style:font-family-generic="swiss" style:font-pitch="variable" fo:font-size="29.7999992370605pt" fo:font-style="normal" fo:text-shadow="none" style:text-underline-style="solid" style:text-underline-width="auto" style:text-underline-color="font-color" fo:font-weight="normal" style:letter-kerning="true" style:font-name-asian="Arial" style:font-family-asian="Arial" style:font-pitch-asian="variable" style:font-size-asian="36pt" style:font-style-asian="normal" style:font-weight-asian="normal" style:font-name-complex="Arial" style:font-family-complex="Arial"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1cm"/>
      <presentation:placeholder presentation:object="handout" svg:x="10.962cm" svg:y="1.743cm" svg:width="6.104cm" svg:height="-0.231cm"/>
      <presentation:placeholder presentation:object="handout" svg:x="19.866cm" svg:y="1.743cm" svg:width="6.104cm" svg:height="-0.231cm"/>
      <presentation:placeholder presentation:object="handout" svg:x="2.058cm" svg:y="3.612cm" svg:width="6.104cm" svg:height="-0.231cm"/>
      <presentation:placeholder presentation:object="handout" svg:x="10.962cm" svg:y="3.612cm" svg:width="6.104cm" svg:height="-0.231cm"/>
      <presentation:placeholder presentation:object="handout" svg:x="19.866cm" svg:y="3.612cm" svg:width="6.104cm" svg:height="-0.231cm"/>
      <presentation:placeholder presentation:object="handout" svg:x="2.058cm" svg:y="5.481cm" svg:width="6.104cm" svg:height="-0.231cm"/>
      <presentation:placeholder presentation:object="handout" svg:x="10.962cm" svg:y="5.481cm" svg:width="6.104cm" svg:height="-0.231cm"/>
      <presentation:placeholder presentation:object="handout" svg:x="19.866cm" svg:y="5.481cm" svg:width="6.104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29cm" fo:page-height="26.63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e575"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1cm"/>
      <style:paragraph-properties style:writing-mode="lr-tb"/>
    </style:style>
    <style:style style:name="Mgr2" style:family="graphic" style:parent-style-name="standard">
      <style:graphic-properties draw:stroke="none" draw:fill="none" draw:fill-color="#ffffff" draw:textarea-vertical-align="bottom" draw:auto-grow-height="false" fo:min-height="1.331cm"/>
      <style:paragraph-properties style:writing-mode="lr-tb"/>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3.181cm"/>
      <style:paragraph-properties style:writing-mode="lr-tb"/>
    </style:style>
    <style:style style:name="Mpr2" style:family="presentation" style:parent-style-name="Default-outline1">
      <style:graphic-properties fo:min-height="11.345cm"/>
      <style:paragraph-properties style:writing-mode="lr-tb"/>
    </style:style>
    <style:style style:name="Mpr3"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4cm" fo:min-width="0cm" fo:padding-top="0.127cm" fo:padding-bottom="0.127cm" fo:padding-left="0.254cm" fo:padding-right="0.254cm" fo:wrap-option="wrap" draw:shadow="hidden" draw:shadow-color="#808080"/>
      <style:paragraph-properties style:writing-mode="lr-tb"/>
    </style:style>
    <style:style style:name="Mpr4"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4cm" fo:min-width="0cm" fo:padding-top="0.127cm" fo:padding-bottom="0.127cm" fo:padding-left="0.254cm" fo:padding-right="0.254cm" fo:wrap-option="wrap" draw:shadow="hidden" draw:shadow-color="#808080"/>
      <style:paragraph-properties style:writing-mode="lr-tb"/>
    </style:style>
    <style:style style:name="Mpr5"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4cm" fo:min-width="0cm" fo:padding-top="0.127cm" fo:padding-bottom="0.127cm" fo:padding-left="0.254cm" fo:padding-right="0.254cm" fo:wrap-option="wrap" draw:shadow="hidden" draw:shadow-color="#808080"/>
      <style:paragraph-properties style:writing-mode="lr-tb"/>
    </style:style>
    <style:style style:name="Mpr6" style:family="presentation" style:parent-style-name="Default-backgroundobjects" style:list-style-name="ML5">
      <style:graphic-properties draw:stroke="none" draw:fill="none" draw:fill-color="#ffffff" draw:textarea-horizontal-align="justify" draw:textarea-vertical-align="top" draw:auto-grow-height="false" draw:auto-grow-width="false" fo:min-height="1.329cm" fo:min-width="0cm" fo:padding-top="0.134cm" fo:padding-bottom="0.134cm" fo:padding-left="0.268cm" fo:padding-right="0.268cm" fo:wrap-option="wrap" draw:shadow="hidden" draw:shadow-color="#808080"/>
      <style:paragraph-properties style:writing-mode="lr-tb"/>
    </style:style>
    <style:style style:name="Mpr7" style:family="presentation" style:parent-style-name="Default-backgroundobjects" style:list-style-name="ML5">
      <style:graphic-properties draw:stroke="none" draw:fill="none" draw:fill-color="#ffffff" draw:textarea-horizontal-align="justify" draw:textarea-vertical-align="top" draw:auto-grow-height="false" draw:auto-grow-width="false" fo:min-height="1.329cm" fo:min-width="0cm" fo:padding-top="0.134cm" fo:padding-bottom="0.134cm" fo:padding-left="0.268cm" fo:padding-right="0.268cm" fo:wrap-option="wrap" draw:shadow="hidden" draw:shadow-color="#808080"/>
      <style:paragraph-properties style:writing-mode="lr-tb"/>
    </style:style>
    <style:style style:name="Mpr8" style:family="presentation" style:parent-style-name="Default-backgroundobjects" style:list-style-name="ML5">
      <style:graphic-properties draw:stroke="none" draw:fill="none" draw:fill-color="#ffffff" draw:textarea-horizontal-align="justify" draw:textarea-vertical-align="bottom" draw:auto-grow-height="false" draw:auto-grow-width="false" fo:min-height="1.316cm" fo:min-width="0cm" fo:padding-top="0.134cm" fo:padding-bottom="0.134cm" fo:padding-left="0.268cm" fo:padding-right="0.268cm" fo:wrap-option="wrap" draw:shadow="hidden" draw:shadow-color="#808080"/>
      <style:paragraph-properties style:writing-mode="lr-tb"/>
    </style:style>
    <style:style style:name="Mpr9" style:family="presentation" style:parent-style-name="Default-backgroundobjects" style:list-style-name="ML5">
      <style:graphic-properties draw:stroke="none" draw:fill="none" draw:fill-color="#ffffff" draw:textarea-horizontal-align="justify" draw:textarea-vertical-align="bottom" draw:auto-grow-height="false" draw:auto-grow-width="false" fo:min-height="1.316cm" fo:min-width="0cm" fo:padding-top="0.134cm" fo:padding-bottom="0.134cm" fo:padding-left="0.268cm" fo:padding-right="0.268cm" fo:wrap-option="wrap" draw:shadow="hidden" draw:shadow-color="#808080"/>
      <style:paragraph-properties style:writing-mode="lr-tb"/>
    </style:style>
    <style:style style:name="Mpr10" style:family="presentation" style:parent-style-name="Title1-title">
      <style:graphic-properties draw:auto-grow-height="false" fo:min-height="3.181cm"/>
      <style:paragraph-properties style:writing-mode="lr-tb"/>
    </style:style>
    <style:style style:name="Mpr11" style:family="presentation" style:parent-style-name="Title1-backgroundobjects" style:list-style-name="ML6">
      <style:graphic-properties draw:stroke="none" draw:fill="none" draw:fill-color="#ffffff" draw:textarea-horizontal-align="justify" draw:textarea-vertical-align="bottom" draw:auto-grow-height="false" draw:auto-grow-width="false" fo:min-height="1.263cm" fo:min-width="0cm" fo:padding-top="0.127cm" fo:padding-bottom="0.127cm" fo:padding-left="0.254cm" fo:padding-right="0.254cm" fo:wrap-option="wrap" draw:shadow="hidden" draw:shadow-color="#808080"/>
      <style:paragraph-properties style:writing-mode="lr-tb"/>
    </style:style>
    <style:style style:name="Mpr12" style:family="presentation" style:parent-style-name="Title1-backgroundobjects" style:list-style-name="ML6">
      <style:graphic-properties draw:stroke="none" draw:fill="none" draw:fill-color="#ffffff" draw:textarea-horizontal-align="justify" draw:textarea-vertical-align="bottom" draw:auto-grow-height="false" draw:auto-grow-width="false" fo:min-height="1.263cm" fo:min-width="0cm" fo:padding-top="0.127cm" fo:padding-bottom="0.127cm" fo:padding-left="0.254cm" fo:padding-right="0.254cm" fo:wrap-option="wrap" draw:shadow="hidden" draw:shadow-color="#808080"/>
      <style:paragraph-properties style:writing-mode="lr-tb"/>
    </style:style>
    <style:style style:name="Mpr13" style:family="presentation" style:parent-style-name="Title1-backgroundobjects" style:list-style-name="ML6">
      <style:graphic-properties draw:stroke="none" draw:fill="none" draw:fill-color="#ffffff" draw:textarea-horizontal-align="justify" draw:textarea-vertical-align="bottom" draw:auto-grow-height="false" draw:auto-grow-width="false" fo:min-height="1.263cm" fo:min-width="0cm" fo:padding-top="0.127cm" fo:padding-bottom="0.127cm" fo:padding-left="0.254cm" fo:padding-right="0.254cm" fo:wrap-option="wrap" draw:shadow="hidden" draw:shadow-color="#808080"/>
      <style:paragraph-properties style:writing-mode="lr-tb"/>
    </style:style>
    <style:style style:name="Mpr14" style:family="presentation" style:parent-style-name="Title1-backgroundobjects" style:list-style-name="ML5">
      <style:graphic-properties draw:stroke="none" draw:fill="none" draw:fill-color="#ffffff" draw:textarea-horizontal-align="justify" draw:textarea-vertical-align="top" draw:auto-grow-height="false" draw:auto-grow-width="false" fo:min-height="1.329cm" fo:min-width="0cm" fo:padding-top="0.134cm" fo:padding-bottom="0.134cm" fo:padding-left="0.268cm" fo:padding-right="0.268cm" fo:wrap-option="wrap" draw:shadow="hidden" draw:shadow-color="#808080"/>
      <style:paragraph-properties style:writing-mode="lr-tb"/>
    </style:style>
    <style:style style:name="Mpr15" style:family="presentation" style:parent-style-name="Title1-backgroundobjects" style:list-style-name="ML5">
      <style:graphic-properties draw:stroke="none" draw:fill="none" draw:fill-color="#ffffff" draw:textarea-horizontal-align="justify" draw:textarea-vertical-align="top" draw:auto-grow-height="false" draw:auto-grow-width="false" fo:min-height="1.329cm" fo:min-width="0cm" fo:padding-top="0.134cm" fo:padding-bottom="0.134cm" fo:padding-left="0.268cm" fo:padding-right="0.268cm" fo:wrap-option="wrap" draw:shadow="hidden" draw:shadow-color="#808080"/>
      <style:paragraph-properties style:writing-mode="lr-tb"/>
    </style:style>
    <style:style style:name="Mpr16" style:family="presentation" style:parent-style-name="Title1-backgroundobjects" style:list-style-name="ML5">
      <style:graphic-properties draw:stroke="none" draw:fill="none" draw:fill-color="#ffffff" draw:textarea-horizontal-align="justify" draw:textarea-vertical-align="bottom" draw:auto-grow-height="false" draw:auto-grow-width="false" fo:min-height="1.316cm" fo:min-width="0cm" fo:padding-top="0.134cm" fo:padding-bottom="0.134cm" fo:padding-left="0.268cm" fo:padding-right="0.268cm" fo:wrap-option="wrap" draw:shadow="hidden" draw:shadow-color="#808080"/>
      <style:paragraph-properties style:writing-mode="lr-tb"/>
    </style:style>
    <style:style style:name="Mpr17" style:family="presentation" style:parent-style-name="Title1-backgroundobjects" style:list-style-name="ML5">
      <style:graphic-properties draw:stroke="none" draw:fill="none" draw:fill-color="#ffffff" draw:textarea-horizontal-align="justify" draw:textarea-vertical-align="bottom" draw:auto-grow-height="false" draw:auto-grow-width="false" fo:min-height="1.316cm" fo:min-width="0cm" fo:padding-top="0.134cm" fo:padding-bottom="0.134cm" fo:padding-left="0.268cm" fo:padding-right="0.268cm" fo:wrap-option="wrap" draw:shadow="hidden" draw:shadow-color="#808080"/>
      <style:paragraph-properties style:writing-mode="lr-tb"/>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line-height="101%" fo:text-indent="0cm" style:punctuation-wrap="hanging" style:line-break="strict" style:writing-mode="lr-tb"/>
    </style:style>
    <style:style style:name="MP6" style:family="paragraph">
      <loext:graphic-properties draw:fill="none" draw:fill-color="#ffffff"/>
      <style:paragraph-properties fo:margin-left="0cm" fo:margin-right="0cm" fo:line-height="101%" fo:text-indent="0cm" style:punctuation-wrap="hanging" style:line-break="strict" style:writing-mode="lr-tb"/>
    </style:style>
    <style:style style:name="MP7" style:family="paragraph">
      <style:paragraph-properties fo:margin-left="0cm" fo:margin-right="0cm" fo:line-height="101%" fo:text-align="center" fo:text-indent="0cm" style:punctuation-wrap="hanging" style:line-break="strict" style:writing-mode="lr-tb"/>
      <style:text-properties fo:font-size="12pt" fo:language="es" fo:country="ES" style:font-size-asian="12pt" style:font-size-complex="12pt"/>
    </style:style>
    <style:style style:name="MP8" style:family="paragraph">
      <loext:graphic-properties draw:fill="none" draw:fill-color="#ffffff"/>
      <style:paragraph-properties fo:margin-left="0cm" fo:margin-right="0cm" fo:line-height="101%" fo:text-align="center" fo:text-indent="0cm" style:punctuation-wrap="hanging" style:line-break="strict" style:writing-mode="lr-tb"/>
      <style:text-properties fo:font-size="12pt" fo:language="es" fo:country="ES" style:font-size-asian="12pt" style:font-size-complex="12pt"/>
    </style:style>
    <style:style style:name="MP9" style:family="paragraph">
      <style:paragraph-properties fo:margin-left="0cm" fo:margin-right="0cm" fo:line-height="101%" fo:text-align="end" fo:text-indent="0cm" style:punctuation-wrap="hanging" style:line-break="strict" style:writing-mode="lr-tb"/>
    </style:style>
    <style:style style:name="MP10" style:family="paragraph">
      <loext:graphic-properties draw:fill="none" draw:fill-color="#ffffff"/>
      <style:paragraph-properties fo:margin-left="0cm" fo:margin-right="0cm" fo:line-height="101%" fo:text-align="end" fo:text-indent="0cm" style:punctuation-wrap="hanging" style:line-break="strict" style:writing-mode="lr-tb"/>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style>
    <style:style style:name="MP13" style:family="paragraph">
      <style:paragraph-properties fo:margin-left="0cm" fo:margin-right="0cm" fo:line-height="93%" fo:text-indent="0cm" style:line-break="strict" style:writing-mode="lr-tb"/>
    </style:style>
    <style:style style:name="MP14" style:family="paragraph">
      <loext:graphic-properties draw:fill="none" draw:fill-color="#ffffff"/>
      <style:paragraph-properties fo:margin-left="0cm" fo:margin-right="0cm" fo:line-height="93%" fo:text-indent="0cm" style:line-break="strict" style:writing-mode="lr-tb"/>
    </style:style>
    <style:style style:name="MP15" style:family="paragraph">
      <style:paragraph-properties fo:margin-left="0cm" fo:margin-right="0cm" fo:line-height="93%" fo:text-align="end" fo:text-indent="0cm" style:line-break="strict" style:writing-mode="lr-tb"/>
    </style:style>
    <style:style style:name="MP16" style:family="paragraph">
      <loext:graphic-properties draw:fill="none" draw:fill-color="#ffffff"/>
      <style:paragraph-properties fo:margin-left="0cm" fo:margin-right="0cm" fo:line-height="93%" fo:text-align="end" fo:text-indent="0cm" style:line-break="strict" style:writing-mode="lr-tb"/>
    </style:style>
    <style:style style:name="MP17" style:family="paragraph">
      <loext:graphic-properties draw:fill="none"/>
      <style:paragraph-properties fo:text-align="center"/>
    </style:style>
    <style:style style:name="MP18" style:family="paragraph">
      <style:paragraph-properties fo:margin-left="0cm" fo:margin-right="0cm" fo:line-height="101%" fo:text-indent="0cm" style:line-break="strict" style:writing-mode="lr-tb"/>
    </style:style>
    <style:style style:name="MP19" style:family="paragraph">
      <loext:graphic-properties draw:fill="none" draw:fill-color="#ffffff"/>
      <style:paragraph-properties fo:margin-left="0cm" fo:margin-right="0cm" fo:line-height="101%" fo:text-indent="0cm" style:line-break="strict" style:writing-mode="lr-tb"/>
    </style:style>
    <style:style style:name="MP20" style:family="paragraph">
      <style:paragraph-properties fo:margin-left="0cm" fo:margin-right="0cm" fo:line-height="101%" fo:text-align="center" fo:text-indent="0cm" style:line-break="strict" style:writing-mode="lr-tb"/>
    </style:style>
    <style:style style:name="MP21" style:family="paragraph">
      <loext:graphic-properties draw:fill="none" draw:fill-color="#ffffff"/>
      <style:paragraph-properties fo:margin-left="0cm" fo:margin-right="0cm" fo:line-height="101%" fo:text-align="center" fo:text-indent="0cm" style:line-break="strict" style:writing-mode="lr-tb"/>
    </style:style>
    <style:style style:name="MP22" style:family="paragraph">
      <style:paragraph-properties fo:margin-left="0cm" fo:margin-right="0cm" fo:line-height="101%" fo:text-align="end" fo:text-indent="0cm" style:line-break="strict" style:writing-mode="lr-tb"/>
    </style:style>
    <style:style style:name="MP23" style:family="paragraph">
      <loext:graphic-properties draw:fill="none" draw:fill-color="#ffffff"/>
      <style:paragraph-properties fo:margin-left="0cm" fo:margin-right="0cm" fo:line-height="101%"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color="#000000" loext:opacity="100%" style:font-name="Tahoma" fo:font-size="18pt" fo:language="en" fo:country="GB" style:font-size-asian="18pt" style:font-size-complex="18pt"/>
    </style:style>
    <style:style style:name="MT3" style:family="text">
      <style:text-properties fo:color="#000000" loext:opacity="100%" style:font-name="Tahoma" fo:font-size="12pt" fo:language="es" fo:country="ES" style:font-size-asian="12pt" style:font-size-complex="12pt"/>
    </style:style>
    <style:style style:name="MT4" style:family="text">
      <style:text-properties fo:color="#000000" loext:opacity="100%" fo:font-size="13pt" fo:language="en" fo:country="GB" style:font-name-asian="DejaVu Sans1" style:font-size-asian="13pt" style:font-name-complex="DejaVu Sans1" style:font-size-complex="13pt"/>
    </style:style>
    <style:style style:name="MT5" style:family="text">
      <style:text-properties fo:color="#1c1c1c" loext:opacity="100%" style:font-name="Tahoma" fo:font-size="18pt" fo:language="en" fo:country="GB" style:font-name-asian="DejaVu Sans1" style:font-size-asian="18pt" style:font-name-complex="DejaVu Sans1" style:font-size-complex="18pt"/>
    </style:style>
    <text:list-style style:name="ML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ML2">
      <text:list-level-style-bullet text:level="1" text:bullet-char="•">
        <style:list-level-properties/>
        <style:text-properties style:font-name="Tahom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34cm"/>
        <style:text-properties fo:font-family="Wingdings" style:font-pitch="variable" style:font-charset="x-symbol" fo:color="#3333cc" fo:font-size="60%"/>
      </text:list-level-style-bullet>
      <text:list-level-style-bullet text:level="2" text:bullet-char="">
        <style:list-level-properties text:space-before="1.27cm" text:min-label-width="0.776cm"/>
        <style:text-properties fo:font-family="Wingdings" style:font-pitch="variable" style:font-charset="x-symbol" fo:color="#ff0000" fo:font-size="55%"/>
      </text:list-level-style-bullet>
      <text:list-level-style-bullet text:level="3" text:bullet-char="">
        <style:list-level-properties text:space-before="2.535cm" text:min-label-width="0.64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ahoma"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ML5">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ML6">
      <text:list-level-style-bullet text:level="1" text:bullet-char="•">
        <style:list-level-properties/>
        <style:text-properties style:font-name="Tahoma" fo:color="#1c1c1c"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04cm" svg:height="1.33cm" svg:x="0cm" svg:y="0cm" presentation:class="header">
        <draw:text-box>
          <text:p text:style-name="MP1"><text:span text:style-name="MT1"><presentation:header/></text:span></text:p>
        </draw:text-box>
      </draw:frame>
      <draw:frame draw:style-name="Mgr1" draw:text-style-name="MP4" draw:layer="backgroundobjects" svg:width="8.804cm" svg:height="1.33cm" svg:x="11.485cm" svg:y="0cm" presentation:class="date-time">
        <draw:text-box>
          <text:p text:style-name="MP3"><text:span text:style-name="MT1"><presentation:date-time/></text:span></text:p>
        </draw:text-box>
      </draw:frame>
      <draw:frame draw:style-name="Mgr2" draw:text-style-name="MP2" draw:layer="backgroundobjects" svg:width="8.804cm" svg:height="1.33cm" svg:x="0cm" svg:y="25.299cm" presentation:class="footer">
        <draw:text-box>
          <text:p text:style-name="MP1"><text:span text:style-name="MT1"><presentation:footer/></text:span></text:p>
        </draw:text-box>
      </draw:frame>
      <draw:frame draw:style-name="Mgr2" draw:text-style-name="MP4" draw:layer="backgroundobjects" svg:width="8.804cm" svg:height="1.33cm" svg:x="11.485cm" svg:y="25.299cm" presentation:class="page-number">
        <draw:text-box>
          <text:p text:style-name="MP3"><text:span text:style-name="MT1"><text:page-number>10</text:page-number></text:span></text:p>
        </draw:text-box>
      </draw:frame>
      <draw:page-thumbnail draw:layer="backgroundobjects" svg:width="5.429cm" svg:height="3.053cm" svg:x="1cm" svg:y="4.132cm"/>
      <draw:page-thumbnail draw:layer="backgroundobjects" svg:width="5.429cm" svg:height="3.053cm" svg:x="1cm" svg:y="11.788cm"/>
      <draw:page-thumbnail draw:layer="backgroundobjects" svg:width="5.429cm" svg:height="3.053cm" svg:x="1cm" svg:y="19.444cm"/>
      <draw:page-thumbnail draw:layer="backgroundobjects" svg:width="5.429cm" svg:height="3.053cm" svg:x="7.43cm" svg:y="4.132cm"/>
      <draw:page-thumbnail draw:layer="backgroundobjects" svg:width="5.429cm" svg:height="3.053cm" svg:x="7.43cm" svg:y="11.788cm"/>
      <draw:page-thumbnail draw:layer="backgroundobjects" svg:width="5.429cm" svg:height="3.053cm" svg:x="7.43cm" svg:y="19.444cm"/>
      <draw:page-thumbnail draw:layer="backgroundobjects" svg:width="5.429cm" svg:height="3.053cm" svg:x="13.86cm" svg:y="4.132cm"/>
      <draw:page-thumbnail draw:layer="backgroundobjects" svg:width="5.429cm" svg:height="3.053cm" svg:x="13.86cm" svg:y="11.788cm"/>
      <draw:page-thumbnail draw:layer="backgroundobjects" svg:width="5.429cm" svg:height="3.053cm" svg:x="13.86cm" svg:y="19.444cm"/>
    </style:handout-master>
    <style:master-page style:name="Default" style:page-layout-name="PM1" draw:style-name="Mdp1">
      <draw:frame presentation:style-name="Mpr1" draw:layer="backgroundobjects" svg:width="26.6cm" svg:height="2.269cm" svg:x="1.4cm" svg:y="0.279cm" presentation:class="title">
        <draw:text-box>
          <text:p>Click to edit the title text format</text:p>
        </draw:text-box>
      </draw:frame>
      <draw:frame presentation:style-name="Mpr2" draw:layer="backgroundobjects" svg:width="25.88cm" svg:height="11.345cm" svg:x="1.4cm" svg:y="2.6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6" draw:layer="backgroundobjects" svg:width="5.814cm" svg:height="1.044cm" svg:x="1.569cm" svg:y="14.337cm" presentation:class="date-time">
        <draw:text-box>
          <text:p text:style-name="MP5"><text:span text:style-name="MT2"><presentation:date-time/></text:span></text:p>
        </draw:text-box>
      </draw:frame>
      <draw:frame presentation:style-name="Mpr4" draw:text-style-name="MP8" draw:layer="backgroundobjects" svg:width="13.3cm" svg:height="1.044cm" svg:x="7.7cm" svg:y="14.337cm" presentation:class="footer">
        <draw:text-box>
          <text:p text:style-name="MP7"><text:span text:style-name="MT3">ELO-329 Diseño y Programación Orientados a Objetos</text:span></text:p>
        </draw:text-box>
      </draw:frame>
      <draw:frame presentation:style-name="Mpr5" draw:text-style-name="MP10" draw:layer="backgroundobjects" svg:width="5.814cm" svg:height="1.044cm" svg:x="21.564cm" svg:y="14.337cm" presentation:class="page-number">
        <draw:text-box>
          <text:p text:style-name="MP9"><text:span text:style-name="MT2"><text:page-number>10</text:page-number></text:span></text:p>
        </draw:text-box>
      </draw:frame>
      <presentation:notes style:page-layout-name="PM0">
        <draw:rect draw:style-name="Mgr3" draw:text-style-name="MP11" draw:layer="backgroundobjects" svg:width="20.29cm" svg:height="26.63cm" svg:x="0cm" svg:y="0cm">
          <text:p/>
        </draw:rect>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 draw:text-style-name="MP14" draw:layer="backgroundobjects" svg:width="8.771cm" svg:height="1.328cm" svg:x="-0.001cm" svg:y="-0.001cm" presentation:class="header">
          <draw:text-box>
            <text:p text:style-name="MP13"><text:span text:style-name="MT4"><presentation:header/></text:span></text:p>
          </draw:text-box>
        </draw:frame>
        <draw:frame presentation:style-name="Mpr7" draw:text-style-name="MP16" draw:layer="backgroundobjects" svg:width="8.771cm" svg:height="1.328cm" svg:x="11.495cm" svg:y="-0.001cm" presentation:class="date-time">
          <draw:text-box>
            <text:p text:style-name="MP15"><text:span text:style-name="MT4"><presentation:date-time/></text:span></text:p>
          </draw:text-box>
        </draw:frame>
        <draw:page-thumbnail presentation:style-name="Default-title" draw:layer="backgroundobjects" svg:width="13.299cm" svg:height="9.971cm" svg:x="3.483cm" svg:y="1.998cm" presentation:class="page"/>
        <draw:frame presentation:style-name="Default-notes" draw:layer="backgroundobjects" svg:width="14.861cm" svg:height="11.978cm" svg:x="2.702cm" svg:y="12.65cm" presentation:class="notes" presentation:placeholder="true">
          <draw:text-box/>
        </draw:frame>
        <draw:frame presentation:style-name="Mpr8" draw:text-style-name="MP14" draw:layer="backgroundobjects" svg:width="8.771cm" svg:height="1.315cm" svg:x="-0.001cm" svg:y="25.298cm" presentation:class="footer">
          <draw:text-box>
            <text:p text:style-name="MP13"><text:span text:style-name="MT4"><presentation:footer/></text:span></text:p>
          </draw:text-box>
        </draw:frame>
        <draw:frame presentation:style-name="Mpr9" draw:text-style-name="MP16" draw:layer="backgroundobjects" svg:width="8.771cm" svg:height="1.315cm" svg:x="11.495cm" svg:y="25.298cm" presentation:class="page-number">
          <draw:text-box>
            <text:p text:style-name="MP15"><text:span text:style-name="MT4"><text:page-number>10</text:page-number></text:span></text:p>
          </draw:text-box>
        </draw:frame>
      </presentation:notes>
    </style:master-page>
    <style:master-page style:name="Title1" style:page-layout-name="PM1" draw:style-name="Mdp1">
      <draw:frame draw:style-name="Mgr5" draw:text-style-name="MP17" draw:layer="backgroundobjects" svg:width="6.865cm" svg:height="4.302cm" svg:x="10.045cm" svg:y="0.333cm">
        <draw:image xlink:href="Pictures/100000000000025000000173B382644F420D40EA.png" xlink:type="simple" xlink:show="embed" xlink:actuate="onLoad" draw:mime-type="image/png">
          <text:p/>
        </draw:image>
      </draw:frame>
      <draw:frame presentation:style-name="Mpr10" draw:layer="backgroundobjects" svg:width="24.714cm" svg:height="3.359cm" svg:x="2.1cm" svg:y="4.176cm" presentation:class="title">
        <draw:text-box>
          <text:p>Click to edit the title text format</text:p>
        </draw:text-box>
      </draw:frame>
      <draw:frame presentation:style-name="Mpr11" draw:text-style-name="MP19" draw:layer="backgroundobjects" svg:width="5.814cm" svg:height="1.043cm" svg:x="3.033cm" svg:y="14.341cm" presentation:class="date-time">
        <draw:text-box>
          <text:p text:style-name="MP18"><text:span text:style-name="MT5"><presentation:date-time/></text:span></text:p>
        </draw:text-box>
      </draw:frame>
      <draw:frame presentation:style-name="Mpr12" draw:text-style-name="MP21" draw:layer="backgroundobjects" svg:width="8.848cm" svg:height="1.043cm" svg:x="10.5cm" svg:y="14.341cm" presentation:class="footer">
        <draw:text-box>
          <text:p text:style-name="MP20"><text:span text:style-name="MT5"><presentation:footer/></text:span></text:p>
        </draw:text-box>
      </draw:frame>
      <draw:frame presentation:style-name="Mpr13" draw:text-style-name="MP23" draw:layer="backgroundobjects" svg:width="5.814cm" svg:height="1.043cm" svg:x="21cm" svg:y="14.341cm" presentation:class="page-number">
        <draw:text-box>
          <text:p text:style-name="MP22"><text:span text:style-name="MT5"><text:page-number>10</text:page-number></text:span></text:p>
        </draw:text-box>
      </draw:frame>
      <draw:frame presentation:style-name="Title1-outline1" draw:layer="backgroundobjects" svg:width="25.18cm" svg:height="9.135cm" svg:x="1.4cm" svg:y="8.4cm" presentation:class="outline" presentation:placeholder="true">
        <draw:text-box/>
      </draw:frame>
      <presentation:notes style:page-layout-name="PM0">
        <draw:rect draw:style-name="Mgr3" draw:text-style-name="MP11" draw:layer="backgroundobjects" svg:width="20.29cm" svg:height="26.63cm" svg:x="0cm" svg:y="0cm">
          <text:p/>
        </draw:rect>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2" draw:layer="backgroundobjects" svg:width="20.289cm" svg:height="26.6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4" draw:text-style-name="MP14" draw:layer="backgroundobjects" svg:width="8.771cm" svg:height="1.328cm" svg:x="-0.001cm" svg:y="-0.001cm" presentation:class="header">
          <draw:text-box>
            <text:p text:style-name="MP13"><text:span text:style-name="MT4"><presentation:header/></text:span></text:p>
          </draw:text-box>
        </draw:frame>
        <draw:frame presentation:style-name="Mpr15" draw:text-style-name="MP16" draw:layer="backgroundobjects" svg:width="8.771cm" svg:height="1.328cm" svg:x="11.495cm" svg:y="-0.001cm" presentation:class="date-time">
          <draw:text-box>
            <text:p text:style-name="MP15"><text:span text:style-name="MT4"><presentation:date-time/></text:span></text:p>
          </draw:text-box>
        </draw:frame>
        <draw:page-thumbnail presentation:style-name="Title1-title" draw:layer="backgroundobjects" svg:width="13.299cm" svg:height="9.971cm" svg:x="3.483cm" svg:y="1.998cm" presentation:class="page"/>
        <draw:frame presentation:style-name="Title1-notes" draw:layer="backgroundobjects" svg:width="14.861cm" svg:height="11.978cm" svg:x="2.702cm" svg:y="12.65cm" presentation:class="notes" presentation:placeholder="true">
          <draw:text-box/>
        </draw:frame>
        <draw:frame presentation:style-name="Mpr16" draw:text-style-name="MP14" draw:layer="backgroundobjects" svg:width="8.771cm" svg:height="1.315cm" svg:x="-0.001cm" svg:y="25.298cm" presentation:class="footer">
          <draw:text-box>
            <text:p text:style-name="MP13"><text:span text:style-name="MT4"><presentation:footer/></text:span></text:p>
          </draw:text-box>
        </draw:frame>
        <draw:frame presentation:style-name="Mpr17" draw:text-style-name="MP16" draw:layer="backgroundobjects" svg:width="8.771cm" svg:height="1.315cm" svg:x="11.495cm" svg:y="25.298cm" presentation:class="page-number">
          <draw:text-box>
            <text:p text:style-name="MP15"><text:span text:style-name="MT4"><text:page-number>10</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title>Introduction to Classes</dc:title>
    <meta:initial-creator>Kip Irvine</meta:initial-creator>
    <dc:date>2023-05-03T11:25:01.954400480</dc:date>
    <meta:editing-cycles>62</meta:editing-cycles>
    <meta:editing-duration>PT6H11M21S</meta:editing-duration>
    <meta:document-statistic meta:object-count="166"/>
    <meta:user-defined meta:name="Info 1"/>
    <meta:user-defined meta:name="Info 2"/>
    <meta:user-defined meta:name="Info 3"/>
    <meta:user-defined meta:name="Info 4"/>
  </office:meta>
</office:document-meta>
</file>